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9"/>
        <table:table-column table:style-name="co1" table:number-columns-repeated="19" table:default-cell-style-name="ce10"/>
        <table:table-row table:style-name="ro1">
          <table:table-cell table:style-name="ce8" office:value-type="string" calcext:value-type="string">
            <text:p>code</text:p>
          </table:table-cell>
          <table:table-cell office:value-type="string" calcext:value-type="string">
            <text:p>unit_packing</text:p>
          </table:table-cell>
          <table:table-cell table:number-columns-repeated="19"/>
        </table:table-row>
        <table:table-row table:style-name="ro1">
          <table:table-cell office:value-type="float" office:value="101457" calcext:value-type="float">
            <text:p>1014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460" calcext:value-type="float">
            <text:p>1014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555" calcext:value-type="float">
            <text:p>1015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580" calcext:value-type="float">
            <text:p>1015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590" calcext:value-type="float">
            <text:p>1015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597" calcext:value-type="float">
            <text:p>1015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598" calcext:value-type="float">
            <text:p>1015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655" calcext:value-type="float">
            <text:p>1016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755" calcext:value-type="float">
            <text:p>1017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765" calcext:value-type="float">
            <text:p>1017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770" calcext:value-type="float">
            <text:p>1017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780" calcext:value-type="float">
            <text:p>1017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790" calcext:value-type="float">
            <text:p>1017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0960" calcext:value-type="float">
            <text:p>100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0965" calcext:value-type="float">
            <text:p>1009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0985" calcext:value-type="float">
            <text:p>1009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0990" calcext:value-type="float">
            <text:p>1009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0995" calcext:value-type="float">
            <text:p>1009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63" calcext:value-type="float">
            <text:p>1010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4" calcext:value-type="float">
            <text:p>10109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5" calcext:value-type="float">
            <text:p>1010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6" calcext:value-type="float">
            <text:p>10109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7" calcext:value-type="float">
            <text:p>1010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8" calcext:value-type="float">
            <text:p>1010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099" calcext:value-type="float">
            <text:p>1010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197" calcext:value-type="float">
            <text:p>1011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01198" calcext:value-type="float">
            <text:p>1011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106" calcext:value-type="float">
            <text:p>110106</text:p>
          </table:table-cell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110151" calcext:value-type="float">
            <text:p>1101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154" calcext:value-type="float">
            <text:p>110154</text:p>
          </table:table-cell>
          <table:table-cell office:value-type="float" office:value="420" calcext:value-type="float">
            <text:p>420</text:p>
          </table:table-cell>
          <table:table-cell table:number-columns-repeated="19"/>
        </table:table-row>
        <table:table-row table:style-name="ro1">
          <table:table-cell office:value-type="float" office:value="110175" calcext:value-type="float">
            <text:p>1101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178" calcext:value-type="float">
            <text:p>110178</text:p>
          </table:table-cell>
          <table:table-cell office:value-type="float" office:value="373" calcext:value-type="float">
            <text:p>373</text:p>
          </table:table-cell>
          <table:table-cell table:number-columns-repeated="19"/>
        </table:table-row>
        <table:table-row table:style-name="ro1">
          <table:table-cell office:value-type="float" office:value="110203" calcext:value-type="float">
            <text:p>1102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06" calcext:value-type="float">
            <text:p>110206</text:p>
          </table:table-cell>
          <table:table-cell office:value-type="float" office:value="333" calcext:value-type="float">
            <text:p>333</text:p>
          </table:table-cell>
          <table:table-cell table:number-columns-repeated="19"/>
        </table:table-row>
        <table:table-row table:style-name="ro1">
          <table:table-cell office:value-type="float" office:value="110215" calcext:value-type="float">
            <text:p>1102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18" calcext:value-type="float">
            <text:p>110218</text:p>
          </table:table-cell>
          <table:table-cell office:value-type="float" office:value="166" calcext:value-type="float">
            <text:p>166</text:p>
          </table:table-cell>
          <table:table-cell table:number-columns-repeated="19"/>
        </table:table-row>
        <table:table-row table:style-name="ro1">
          <table:table-cell office:value-type="float" office:value="110227" calcext:value-type="float">
            <text:p>1102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30" calcext:value-type="float">
            <text:p>110230</text:p>
          </table:table-cell>
          <table:table-cell office:value-type="float" office:value="298" calcext:value-type="float">
            <text:p>298</text:p>
          </table:table-cell>
          <table:table-cell table:number-columns-repeated="19"/>
        </table:table-row>
        <table:table-row table:style-name="ro1">
          <table:table-cell office:value-type="float" office:value="110239" calcext:value-type="float">
            <text:p>1102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42" calcext:value-type="float">
            <text:p>110242</text:p>
          </table:table-cell>
          <table:table-cell office:value-type="float" office:value="149" calcext:value-type="float">
            <text:p>149</text:p>
          </table:table-cell>
          <table:table-cell table:number-columns-repeated="19"/>
        </table:table-row>
        <table:table-row table:style-name="ro1">
          <table:table-cell office:value-type="float" office:value="110251" calcext:value-type="float">
            <text:p>1102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54" calcext:value-type="float">
            <text:p>110254</text:p>
          </table:table-cell>
          <table:table-cell office:value-type="float" office:value="223" calcext:value-type="float">
            <text:p>223</text:p>
          </table:table-cell>
          <table:table-cell table:number-columns-repeated="19"/>
        </table:table-row>
        <table:table-row table:style-name="ro1">
          <table:table-cell office:value-type="float" office:value="110257" calcext:value-type="float">
            <text:p>1102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260" calcext:value-type="float">
            <text:p>110260</text:p>
          </table:table-cell>
          <table:table-cell office:value-type="float" office:value="111" calcext:value-type="float">
            <text:p>111</text:p>
          </table:table-cell>
          <table:table-cell table:number-columns-repeated="19"/>
        </table:table-row>
        <table:table-row table:style-name="ro1">
          <table:table-cell office:value-type="float" office:value="110303" calcext:value-type="float">
            <text:p>1103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06" calcext:value-type="float">
            <text:p>110306</text:p>
          </table:table-cell>
          <table:table-cell office:value-type="float" office:value="188" calcext:value-type="float">
            <text:p>188</text:p>
          </table:table-cell>
          <table:table-cell table:number-columns-repeated="19"/>
        </table:table-row>
        <table:table-row table:style-name="ro1">
          <table:table-cell office:value-type="float" office:value="110315" calcext:value-type="float">
            <text:p>1103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18" calcext:value-type="float">
            <text:p>110318</text:p>
          </table:table-cell>
          <table:table-cell office:value-type="float" office:value="94" calcext:value-type="float">
            <text:p>94</text:p>
          </table:table-cell>
          <table:table-cell table:number-columns-repeated="19"/>
        </table:table-row>
        <table:table-row table:style-name="ro1">
          <table:table-cell office:value-type="float" office:value="110327" calcext:value-type="float">
            <text:p>1103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30" calcext:value-type="float">
            <text:p>110330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110333" calcext:value-type="float">
            <text:p>1103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36" calcext:value-type="float">
            <text:p>110336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110339" calcext:value-type="float">
            <text:p>1103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42" calcext:value-type="float">
            <text:p>110342</text:p>
          </table:table-cell>
          <table:table-cell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office:value-type="float" office:value="110354" calcext:value-type="float">
            <text:p>110354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110375" calcext:value-type="float">
            <text:p>1103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78" calcext:value-type="float">
            <text:p>110378</text:p>
          </table:table-cell>
          <table:table-cell office:value-type="float" office:value="107" calcext:value-type="float">
            <text:p>107</text:p>
          </table:table-cell>
          <table:table-cell table:number-columns-repeated="19"/>
        </table:table-row>
        <table:table-row table:style-name="ro1">
          <table:table-cell office:value-type="float" office:value="110384" calcext:value-type="float">
            <text:p>110384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110387" calcext:value-type="float">
            <text:p>1103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390" calcext:value-type="float">
            <text:p>110390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110403" calcext:value-type="float">
            <text:p>110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06" calcext:value-type="float">
            <text:p>110406</text:p>
          </table:table-cell>
          <table:table-cell office:value-type="float" office:value="75" calcext:value-type="float">
            <text:p>75</text:p>
          </table:table-cell>
          <table:table-cell table:number-columns-repeated="19"/>
        </table:table-row>
        <table:table-row table:style-name="ro1">
          <table:table-cell office:value-type="float" office:value="110412" calcext:value-type="float">
            <text:p>110412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110415" calcext:value-type="float">
            <text:p>1104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18" calcext:value-type="float">
            <text:p>110418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float" office:value="110427" calcext:value-type="float">
            <text:p>1104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30" calcext:value-type="float">
            <text:p>110430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110439" calcext:value-type="float">
            <text:p>1104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42" calcext:value-type="float">
            <text:p>110442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110451" calcext:value-type="float">
            <text:p>1104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54" calcext:value-type="float">
            <text:p>110454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110460" calcext:value-type="float">
            <text:p>110460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110463" calcext:value-type="float">
            <text:p>1104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66" calcext:value-type="float">
            <text:p>110466</text:p>
          </table:table-cell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110472" calcext:value-type="float">
            <text:p>110472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10475" calcext:value-type="float">
            <text:p>110475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110476" calcext:value-type="float">
            <text:p>11047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77" calcext:value-type="float">
            <text:p>11047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479" calcext:value-type="float">
            <text:p>110479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10499" calcext:value-type="float">
            <text:p>1104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30641" calcext:value-type="float">
            <text:p>13064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30645" calcext:value-type="float">
            <text:p>1306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30649" calcext:value-type="float">
            <text:p>130649</text:p>
          </table:table-cell>
          <table:table-cell office:value-type="float" office:value="245" calcext:value-type="float">
            <text:p>245</text:p>
          </table:table-cell>
          <table:table-cell table:number-columns-repeated="19"/>
        </table:table-row>
        <table:table-row table:style-name="ro1">
          <table:table-cell office:value-type="float" office:value="130653" calcext:value-type="float">
            <text:p>130653</text:p>
          </table:table-cell>
          <table:table-cell office:value-type="float" office:value="188" calcext:value-type="float">
            <text:p>188</text:p>
          </table:table-cell>
          <table:table-cell table:number-columns-repeated="19"/>
        </table:table-row>
        <table:table-row table:style-name="ro1">
          <table:table-cell office:value-type="float" office:value="130654" calcext:value-type="float">
            <text:p>13065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30655" calcext:value-type="float">
            <text:p>130655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130657" calcext:value-type="float">
            <text:p>130657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130659" calcext:value-type="float">
            <text:p>130659</text:p>
          </table:table-cell>
          <table:table-cell office:value-type="float" office:value="108" calcext:value-type="float">
            <text:p>108</text:p>
          </table:table-cell>
          <table:table-cell table:number-columns-repeated="19"/>
        </table:table-row>
        <table:table-row table:style-name="ro1">
          <table:table-cell office:value-type="float" office:value="130663" calcext:value-type="float">
            <text:p>130663</text:p>
          </table:table-cell>
          <table:table-cell office:value-type="float" office:value="75" calcext:value-type="float">
            <text:p>75</text:p>
          </table:table-cell>
          <table:table-cell table:number-columns-repeated="19"/>
        </table:table-row>
        <table:table-row table:style-name="ro1">
          <table:table-cell office:value-type="float" office:value="130665" calcext:value-type="float">
            <text:p>130665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 office:value-type="float" office:value="130669" calcext:value-type="float">
            <text:p>13066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130671" calcext:value-type="float">
            <text:p>13067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30673" calcext:value-type="float">
            <text:p>130673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130675" calcext:value-type="float">
            <text:p>1306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80141" calcext:value-type="float">
            <text:p>180141</text:p>
          </table:table-cell>
          <table:table-cell office:value-type="float" office:value="262" calcext:value-type="float">
            <text:p>262</text:p>
          </table:table-cell>
          <table:table-cell table:number-columns-repeated="19"/>
        </table:table-row>
        <table:table-row table:style-name="ro1">
          <table:table-cell office:value-type="float" office:value="180147" calcext:value-type="float">
            <text:p>180147</text:p>
          </table:table-cell>
          <table:table-cell office:value-type="float" office:value="212" calcext:value-type="float">
            <text:p>212</text:p>
          </table:table-cell>
          <table:table-cell table:number-columns-repeated="19"/>
        </table:table-row>
        <table:table-row table:style-name="ro1">
          <table:table-cell office:value-type="float" office:value="180148" calcext:value-type="float">
            <text:p>180148</text:p>
          </table:table-cell>
          <table:table-cell office:value-type="float" office:value="212" calcext:value-type="float">
            <text:p>212</text:p>
          </table:table-cell>
          <table:table-cell table:number-columns-repeated="19"/>
        </table:table-row>
        <table:table-row table:style-name="ro1">
          <table:table-cell office:value-type="float" office:value="180153" calcext:value-type="float">
            <text:p>180153</text:p>
          </table:table-cell>
          <table:table-cell office:value-type="float" office:value="148" calcext:value-type="float">
            <text:p>148</text:p>
          </table:table-cell>
          <table:table-cell table:number-columns-repeated="19"/>
        </table:table-row>
        <table:table-row table:style-name="ro1">
          <table:table-cell office:value-type="float" office:value="180154" calcext:value-type="float">
            <text:p>180154</text:p>
          </table:table-cell>
          <table:table-cell office:value-type="float" office:value="148" calcext:value-type="float">
            <text:p>148</text:p>
          </table:table-cell>
          <table:table-cell table:number-columns-repeated="19"/>
        </table:table-row>
        <table:table-row table:style-name="ro1">
          <table:table-cell office:value-type="float" office:value="180155" calcext:value-type="float">
            <text:p>180155</text:p>
          </table:table-cell>
          <table:table-cell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80156" calcext:value-type="float">
            <text:p>180156</text:p>
          </table:table-cell>
          <table:table-cell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80159" calcext:value-type="float">
            <text:p>180159</text:p>
          </table:table-cell>
          <table:table-cell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office:value-type="float" office:value="180160" calcext:value-type="float">
            <text:p>180160</text:p>
          </table:table-cell>
          <table:table-cell office:value-type="float" office:value="84" calcext:value-type="float">
            <text:p>84</text:p>
          </table:table-cell>
          <table:table-cell table:number-columns-repeated="19"/>
        </table:table-row>
        <table:table-row table:style-name="ro1">
          <table:table-cell office:value-type="float" office:value="180163" calcext:value-type="float">
            <text:p>180163</text:p>
          </table:table-cell>
          <table:table-cell office:value-type="float" office:value="58" calcext:value-type="float">
            <text:p>58</text:p>
          </table:table-cell>
          <table:table-cell table:number-columns-repeated="19"/>
        </table:table-row>
        <table:table-row table:style-name="ro1">
          <table:table-cell office:value-type="float" office:value="180169" calcext:value-type="float">
            <text:p>18016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10517" calcext:value-type="float">
            <text:p>110517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1">
          <table:table-cell office:value-type="float" office:value="110519" calcext:value-type="float">
            <text:p>110519</text:p>
          </table:table-cell>
          <table:table-cell office:value-type="float" office:value="154" calcext:value-type="float">
            <text:p>154</text:p>
          </table:table-cell>
          <table:table-cell table:number-columns-repeated="19"/>
        </table:table-row>
        <table:table-row table:style-name="ro1">
          <table:table-cell office:value-type="float" office:value="110521" calcext:value-type="float">
            <text:p>110521</text:p>
          </table:table-cell>
          <table:table-cell office:value-type="float" office:value="187" calcext:value-type="float">
            <text:p>187</text:p>
          </table:table-cell>
          <table:table-cell table:number-columns-repeated="19"/>
        </table:table-row>
        <table:table-row table:style-name="ro1">
          <table:table-cell office:value-type="float" office:value="110523" calcext:value-type="float">
            <text:p>110523</text:p>
          </table:table-cell>
          <table:table-cell office:value-type="float" office:value="222" calcext:value-type="float">
            <text:p>222</text:p>
          </table:table-cell>
          <table:table-cell table:number-columns-repeated="19"/>
        </table:table-row>
        <table:table-row table:style-name="ro1">
          <table:table-cell office:value-type="float" office:value="110525" calcext:value-type="float">
            <text:p>110525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float" office:value="110529" calcext:value-type="float">
            <text:p>110529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float" office:value="110531" calcext:value-type="float">
            <text:p>110531</text:p>
          </table:table-cell>
          <table:table-cell office:value-type="float" office:value="302" calcext:value-type="float">
            <text:p>302</text:p>
          </table:table-cell>
          <table:table-cell table:number-columns-repeated="19"/>
        </table:table-row>
        <table:table-row table:style-name="ro1">
          <table:table-cell office:value-type="float" office:value="110533" calcext:value-type="float">
            <text:p>110533</text:p>
          </table:table-cell>
          <table:table-cell office:value-type="float" office:value="347" calcext:value-type="float">
            <text:p>347</text:p>
          </table:table-cell>
          <table:table-cell table:number-columns-repeated="19"/>
        </table:table-row>
        <table:table-row table:style-name="ro1">
          <table:table-cell office:value-type="float" office:value="110537" calcext:value-type="float">
            <text:p>110537</text:p>
          </table:table-cell>
          <table:table-cell office:value-type="float" office:value="395" calcext:value-type="float">
            <text:p>395</text:p>
          </table:table-cell>
          <table:table-cell table:number-columns-repeated="19"/>
        </table:table-row>
        <table:table-row table:style-name="ro1">
          <table:table-cell office:value-type="float" office:value="110539" calcext:value-type="float">
            <text:p>110539</text:p>
          </table:table-cell>
          <table:table-cell office:value-type="float" office:value="446" calcext:value-type="float">
            <text:p>446</text:p>
          </table:table-cell>
          <table:table-cell table:number-columns-repeated="19"/>
        </table:table-row>
        <table:table-row table:style-name="ro1">
          <table:table-cell office:value-type="float" office:value="140562" calcext:value-type="float">
            <text:p>140562</text:p>
          </table:table-cell>
          <table:table-cell office:value-type="float" office:value="239" calcext:value-type="float">
            <text:p>239</text:p>
          </table:table-cell>
          <table:table-cell table:number-columns-repeated="19"/>
        </table:table-row>
        <table:table-row table:style-name="ro1">
          <table:table-cell office:value-type="float" office:value="140567" calcext:value-type="float">
            <text:p>140567</text:p>
          </table:table-cell>
          <table:table-cell office:value-type="float" office:value="179" calcext:value-type="float">
            <text:p>179</text:p>
          </table:table-cell>
          <table:table-cell table:number-columns-repeated="19"/>
        </table:table-row>
        <table:table-row table:style-name="ro1">
          <table:table-cell office:value-type="float" office:value="140571" calcext:value-type="float">
            <text:p>140571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140574" calcext:value-type="float">
            <text:p>140574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141168" calcext:value-type="float">
            <text:p>141168</text:p>
          </table:table-cell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141170" calcext:value-type="float">
            <text:p>141170</text:p>
          </table:table-cell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141171" calcext:value-type="float">
            <text:p>141171</text:p>
          </table:table-cell>
          <table:table-cell office:value-type="float" office:value="111" calcext:value-type="float">
            <text:p>111</text:p>
          </table:table-cell>
          <table:table-cell table:number-columns-repeated="19"/>
        </table:table-row>
        <table:table-row table:style-name="ro1">
          <table:table-cell office:value-type="float" office:value="141173" calcext:value-type="float">
            <text:p>141173</text:p>
          </table:table-cell>
          <table:table-cell office:value-type="float" office:value="111" calcext:value-type="float">
            <text:p>111</text:p>
          </table:table-cell>
          <table:table-cell table:number-columns-repeated="19"/>
        </table:table-row>
        <table:table-row table:style-name="ro1">
          <table:table-cell office:value-type="float" office:value="141375" calcext:value-type="float">
            <text:p>141375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141377" calcext:value-type="float">
            <text:p>141377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141379" calcext:value-type="float">
            <text:p>141379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41381" calcext:value-type="float">
            <text:p>141381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41970" calcext:value-type="float">
            <text:p>14197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float" office:value="141971" calcext:value-type="float">
            <text:p>141971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float" office:value="142172" calcext:value-type="float">
            <text:p>142172</text:p>
          </table:table-cell>
          <table:table-cell office:value-type="float" office:value="76" calcext:value-type="float">
            <text:p>76</text:p>
          </table:table-cell>
          <table:table-cell table:number-columns-repeated="19"/>
        </table:table-row>
        <table:table-row table:style-name="ro1">
          <table:table-cell office:value-type="float" office:value="142174" calcext:value-type="float">
            <text:p>142174</text:p>
          </table:table-cell>
          <table:table-cell office:value-type="float" office:value="76" calcext:value-type="float">
            <text:p>76</text:p>
          </table:table-cell>
          <table:table-cell table:number-columns-repeated="19"/>
        </table:table-row>
        <table:table-row table:style-name="ro1">
          <table:table-cell office:value-type="float" office:value="142175" calcext:value-type="float">
            <text:p>142175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1">
          <table:table-cell office:value-type="float" office:value="142177" calcext:value-type="float">
            <text:p>142177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1">
          <table:table-cell office:value-type="float" office:value="142181" calcext:value-type="float">
            <text:p>142181</text:p>
          </table:table-cell>
          <table:table-cell office:value-type="float" office:value="92" calcext:value-type="float">
            <text:p>92</text:p>
          </table:table-cell>
          <table:table-cell table:number-columns-repeated="19"/>
        </table:table-row>
        <table:table-row table:style-name="ro1">
          <table:table-cell office:value-type="float" office:value="142182" calcext:value-type="float">
            <text:p>142182</text:p>
          </table:table-cell>
          <table:table-cell office:value-type="float" office:value="92" calcext:value-type="float">
            <text:p>92</text:p>
          </table:table-cell>
          <table:table-cell table:number-columns-repeated="19"/>
        </table:table-row>
        <table:table-row table:style-name="ro1">
          <table:table-cell office:value-type="float" office:value="142777" calcext:value-type="float">
            <text:p>142777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142781" calcext:value-type="float">
            <text:p>142781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142183" calcext:value-type="float">
            <text:p>142183</text:p>
          </table:table-cell>
          <table:table-cell office:value-type="float" office:value="92" calcext:value-type="float">
            <text:p>92</text:p>
          </table:table-cell>
          <table:table-cell table:number-columns-repeated="19"/>
        </table:table-row>
        <table:table-row table:style-name="ro1">
          <table:table-cell office:value-type="float" office:value="142184" calcext:value-type="float">
            <text:p>142184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float" office:value="142783" calcext:value-type="float">
            <text:p>142783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142784" calcext:value-type="float">
            <text:p>142784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142785" calcext:value-type="float">
            <text:p>142785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float" office:value="142786" calcext:value-type="float">
            <text:p>142786</text:p>
          </table:table-cell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143585" calcext:value-type="float">
            <text:p>143585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float" office:value="144585" calcext:value-type="float">
            <text:p>144585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float" office:value="144586" calcext:value-type="float">
            <text:p>144586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45585" calcext:value-type="float">
            <text:p>14558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142787" calcext:value-type="float">
            <text:p>1427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2788" calcext:value-type="float">
            <text:p>1427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3587" calcext:value-type="float">
            <text:p>1435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3588" calcext:value-type="float">
            <text:p>1435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4587" calcext:value-type="float">
            <text:p>1445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4588" calcext:value-type="float">
            <text:p>1445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87" calcext:value-type="float">
            <text:p>1455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88" calcext:value-type="float">
            <text:p>1455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3690" calcext:value-type="float">
            <text:p>1436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4589" calcext:value-type="float">
            <text:p>1445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4590" calcext:value-type="float">
            <text:p>1445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4591" calcext:value-type="float">
            <text:p>1445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89" calcext:value-type="float">
            <text:p>1455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90" calcext:value-type="float">
            <text:p>1455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91" calcext:value-type="float">
            <text:p>1455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592" calcext:value-type="float">
            <text:p>1455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991" calcext:value-type="float">
            <text:p>1459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5992" calcext:value-type="float">
            <text:p>1459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6391" calcext:value-type="float">
            <text:p>1463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46392" calcext:value-type="float">
            <text:p>1463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0549" calcext:value-type="float">
            <text:p>16054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0569" calcext:value-type="float">
            <text:p>16056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0751" calcext:value-type="float">
            <text:p>1607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153" calcext:value-type="float">
            <text:p>1611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157" calcext:value-type="float">
            <text:p>1611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161" calcext:value-type="float">
            <text:p>1611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753" calcext:value-type="float">
            <text:p>1617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757" calcext:value-type="float">
            <text:p>1617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761" calcext:value-type="float">
            <text:p>1617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763" calcext:value-type="float">
            <text:p>1617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2167" calcext:value-type="float">
            <text:p>1621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2753" calcext:value-type="float">
            <text:p>1627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2761" calcext:value-type="float">
            <text:p>1627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369" calcext:value-type="float">
            <text:p>161369</text:p>
          </table:table-cell>
          <table:table-cell office:value-type="float" office:value="263" calcext:value-type="float">
            <text:p>263</text:p>
          </table:table-cell>
          <table:table-cell table:number-columns-repeated="19"/>
        </table:table-row>
        <table:table-row table:style-name="ro1">
          <table:table-cell office:value-type="float" office:value="161373" calcext:value-type="float">
            <text:p>161373</text:p>
          </table:table-cell>
          <table:table-cell office:value-type="float" office:value="105" calcext:value-type="float">
            <text:p>105</text:p>
          </table:table-cell>
          <table:table-cell table:number-columns-repeated="19"/>
        </table:table-row>
        <table:table-row table:style-name="ro1">
          <table:table-cell office:value-type="float" office:value="161377" calcext:value-type="float">
            <text:p>161377</text:p>
          </table:table-cell>
          <table:table-cell office:value-type="float" office:value="175" calcext:value-type="float">
            <text:p>175</text:p>
          </table:table-cell>
          <table:table-cell table:number-columns-repeated="19"/>
        </table:table-row>
        <table:table-row table:style-name="ro1">
          <table:table-cell office:value-type="float" office:value="161381" calcext:value-type="float">
            <text:p>161381</text:p>
          </table:table-cell>
          <table:table-cell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62169" calcext:value-type="float">
            <text:p>162169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162173" calcext:value-type="float">
            <text:p>162173</text:p>
          </table:table-cell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162177" calcext:value-type="float">
            <text:p>162177</text:p>
          </table:table-cell>
          <table:table-cell office:value-type="float" office:value="117" calcext:value-type="float">
            <text:p>117</text:p>
          </table:table-cell>
          <table:table-cell table:number-columns-repeated="19"/>
        </table:table-row>
        <table:table-row table:style-name="ro1">
          <table:table-cell office:value-type="float" office:value="162181" calcext:value-type="float">
            <text:p>16218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162183" calcext:value-type="float">
            <text:p>162183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162185" calcext:value-type="float">
            <text:p>162185</text:p>
          </table:table-cell>
          <table:table-cell office:value-type="float" office:value="59" calcext:value-type="float">
            <text:p>59</text:p>
          </table:table-cell>
          <table:table-cell table:number-columns-repeated="19"/>
        </table:table-row>
        <table:table-row table:style-name="ro1">
          <table:table-cell office:value-type="float" office:value="162763" calcext:value-type="float">
            <text:p>162763</text:p>
          </table:table-cell>
          <table:table-cell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office:value-type="float" office:value="162769" calcext:value-type="float">
            <text:p>162769</text:p>
          </table:table-cell>
          <table:table-cell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62773" calcext:value-type="float">
            <text:p>162773</text:p>
          </table:table-cell>
          <table:table-cell office:value-type="float" office:value="105" calcext:value-type="float">
            <text:p>105</text:p>
          </table:table-cell>
          <table:table-cell table:number-columns-repeated="19"/>
        </table:table-row>
        <table:table-row table:style-name="ro1">
          <table:table-cell office:value-type="float" office:value="162777" calcext:value-type="float">
            <text:p>162777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162781" calcext:value-type="float">
            <text:p>162781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162783" calcext:value-type="float">
            <text:p>162783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float" office:value="162785" calcext:value-type="float">
            <text:p>162785</text:p>
          </table:table-cell>
          <table:table-cell office:value-type="float" office:value="44" calcext:value-type="float">
            <text:p>44</text:p>
          </table:table-cell>
          <table:table-cell table:number-columns-repeated="19"/>
        </table:table-row>
        <table:table-row table:style-name="ro1">
          <table:table-cell office:value-type="float" office:value="164569" calcext:value-type="float">
            <text:p>164569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164577" calcext:value-type="float">
            <text:p>164577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164581" calcext:value-type="float">
            <text:p>164581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float" office:value="164583" calcext:value-type="float">
            <text:p>164583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float" office:value="164585" calcext:value-type="float">
            <text:p>16458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165569" calcext:value-type="float">
            <text:p>165569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165577" calcext:value-type="float">
            <text:p>165577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float" office:value="165581" calcext:value-type="float">
            <text:p>165581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float" office:value="165583" calcext:value-type="float">
            <text:p>165583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165585" calcext:value-type="float">
            <text:p>165585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165587" calcext:value-type="float">
            <text:p>1655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589" calcext:value-type="float">
            <text:p>1655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598" calcext:value-type="float">
            <text:p>1655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987" calcext:value-type="float">
            <text:p>1659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988" calcext:value-type="float">
            <text:p>1659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989" calcext:value-type="float">
            <text:p>1659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997" calcext:value-type="float">
            <text:p>1659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5999" calcext:value-type="float">
            <text:p>1659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1" calcext:value-type="float">
            <text:p>16638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3" calcext:value-type="float">
            <text:p>16638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5" calcext:value-type="float">
            <text:p>1663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7" calcext:value-type="float">
            <text:p>1663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8" calcext:value-type="float">
            <text:p>1663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585" calcext:value-type="float">
            <text:p>1665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981" calcext:value-type="float">
            <text:p>16698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985" calcext:value-type="float">
            <text:p>1669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987" calcext:value-type="float">
            <text:p>1669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988" calcext:value-type="float">
            <text:p>1669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1387" calcext:value-type="float">
            <text:p>1613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2187" calcext:value-type="float">
            <text:p>1621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2787" calcext:value-type="float">
            <text:p>1627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4587" calcext:value-type="float">
            <text:p>1645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4589" calcext:value-type="float">
            <text:p>1645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983" calcext:value-type="float">
            <text:p>16698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66382" calcext:value-type="float">
            <text:p>16638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07" calcext:value-type="float">
            <text:p>2001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09" calcext:value-type="float">
            <text:p>2001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3" calcext:value-type="float">
            <text:p>2001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5" calcext:value-type="float">
            <text:p>2001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7" calcext:value-type="float">
            <text:p>20011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08" calcext:value-type="float">
            <text:p>2001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0" calcext:value-type="float">
            <text:p>2001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2" calcext:value-type="float">
            <text:p>2001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4" calcext:value-type="float">
            <text:p>2001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6" calcext:value-type="float">
            <text:p>2001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18" calcext:value-type="float">
            <text:p>2001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20" calcext:value-type="float">
            <text:p>2001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22" calcext:value-type="float">
            <text:p>2001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24" calcext:value-type="float">
            <text:p>2001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08" calcext:value-type="float">
            <text:p>2002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14" calcext:value-type="float">
            <text:p>2002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16" calcext:value-type="float">
            <text:p>2002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18" calcext:value-type="float">
            <text:p>2002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20" calcext:value-type="float">
            <text:p>2002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24" calcext:value-type="float">
            <text:p>2002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0" calcext:value-type="float">
            <text:p>2013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2" calcext:value-type="float">
            <text:p>2013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4" calcext:value-type="float">
            <text:p>2013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14" calcext:value-type="float">
            <text:p>2014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6" calcext:value-type="float">
            <text:p>2013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7" calcext:value-type="float">
            <text:p>20131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16" calcext:value-type="float">
            <text:p>2014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18" calcext:value-type="float">
            <text:p>2013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18" calcext:value-type="float">
            <text:p>2014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27" calcext:value-type="float">
            <text:p>2001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30" calcext:value-type="float">
            <text:p>2001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33" calcext:value-type="float">
            <text:p>2001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36" calcext:value-type="float">
            <text:p>2001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40" calcext:value-type="float">
            <text:p>2001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45" calcext:value-type="float">
            <text:p>2001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50" calcext:value-type="float">
            <text:p>2001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55" calcext:value-type="float">
            <text:p>2001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60" calcext:value-type="float">
            <text:p>2001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27" calcext:value-type="float">
            <text:p>2002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30" calcext:value-type="float">
            <text:p>2002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33" calcext:value-type="float">
            <text:p>2002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36" calcext:value-type="float">
            <text:p>2002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40" calcext:value-type="float">
            <text:p>2002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45" calcext:value-type="float">
            <text:p>2002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50" calcext:value-type="float">
            <text:p>2002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55" calcext:value-type="float">
            <text:p>2002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260" calcext:value-type="float">
            <text:p>2002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0" calcext:value-type="float">
            <text:p>2013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2" calcext:value-type="float">
            <text:p>2013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4" calcext:value-type="float">
            <text:p>2013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6" calcext:value-type="float">
            <text:p>20132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8" calcext:value-type="float">
            <text:p>20132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29" calcext:value-type="float">
            <text:p>20132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30" calcext:value-type="float">
            <text:p>2013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32" calcext:value-type="float">
            <text:p>20133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34" calcext:value-type="float">
            <text:p>20133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36" calcext:value-type="float">
            <text:p>2013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40" calcext:value-type="float">
            <text:p>2013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45" calcext:value-type="float">
            <text:p>2013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50" calcext:value-type="float">
            <text:p>2013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55" calcext:value-type="float">
            <text:p>2013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60" calcext:value-type="float">
            <text:p>2013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370" calcext:value-type="float">
            <text:p>2013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28" calcext:value-type="float">
            <text:p>20142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30" calcext:value-type="float">
            <text:p>2014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32" calcext:value-type="float">
            <text:p>20143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34" calcext:value-type="float">
            <text:p>20143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36" calcext:value-type="float">
            <text:p>2014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40" calcext:value-type="float">
            <text:p>2014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45" calcext:value-type="float">
            <text:p>2014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50" calcext:value-type="float">
            <text:p>2014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55" calcext:value-type="float">
            <text:p>2014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70" calcext:value-type="float">
            <text:p>2014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22" calcext:value-type="float">
            <text:p>2014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24" calcext:value-type="float">
            <text:p>2014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426" calcext:value-type="float">
            <text:p>20142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451" calcext:value-type="float">
            <text:p>2004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907" calcext:value-type="float">
            <text:p>2009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120" calcext:value-type="float">
            <text:p>2011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135" calcext:value-type="float">
            <text:p>2011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140" calcext:value-type="float">
            <text:p>2011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230" calcext:value-type="float">
            <text:p>2012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235" calcext:value-type="float">
            <text:p>2012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245" calcext:value-type="float">
            <text:p>2012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250" calcext:value-type="float">
            <text:p>2012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815" calcext:value-type="float">
            <text:p>2018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310" calcext:value-type="float">
            <text:p>2023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03" calcext:value-type="float">
            <text:p>202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10" calcext:value-type="float">
            <text:p>2025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11" calcext:value-type="float">
            <text:p>2025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17" calcext:value-type="float">
            <text:p>20251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18" calcext:value-type="float">
            <text:p>2025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24" calcext:value-type="float">
            <text:p>2025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25" calcext:value-type="float">
            <text:p>2025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26" calcext:value-type="float">
            <text:p>20252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28" calcext:value-type="float">
            <text:p>20252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30" calcext:value-type="float">
            <text:p>2025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35" calcext:value-type="float">
            <text:p>2025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43" calcext:value-type="float">
            <text:p>202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45" calcext:value-type="float">
            <text:p>2025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48" calcext:value-type="float">
            <text:p>2025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68" calcext:value-type="float">
            <text:p>20256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90" calcext:value-type="float">
            <text:p>2025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94" calcext:value-type="float">
            <text:p>20259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599" calcext:value-type="float">
            <text:p>2025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03" calcext:value-type="float">
            <text:p>202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2106" calcext:value-type="float">
            <text:p>2321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2112" calcext:value-type="float">
            <text:p>2321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10" calcext:value-type="float">
            <text:p>2026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11" calcext:value-type="float">
            <text:p>2026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17" calcext:value-type="float">
            <text:p>20261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18" calcext:value-type="float">
            <text:p>2026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20" calcext:value-type="float">
            <text:p>2026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25" calcext:value-type="float">
            <text:p>2026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26" calcext:value-type="float">
            <text:p>20262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5112" calcext:value-type="float">
            <text:p>2351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5212" calcext:value-type="float">
            <text:p>235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28" calcext:value-type="float">
            <text:p>20262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35" calcext:value-type="float">
            <text:p>2026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41" calcext:value-type="float">
            <text:p>20264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43" calcext:value-type="float">
            <text:p>202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6812" calcext:value-type="float">
            <text:p>2368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45" calcext:value-type="float">
            <text:p>2026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65" calcext:value-type="float">
            <text:p>2026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9801" calcext:value-type="float">
            <text:p>2398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9806" calcext:value-type="float">
            <text:p>2398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39812" calcext:value-type="float">
            <text:p>2398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94" calcext:value-type="float">
            <text:p>20269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95" calcext:value-type="float">
            <text:p>2026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98" calcext:value-type="float">
            <text:p>2026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699" calcext:value-type="float">
            <text:p>2026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760" calcext:value-type="float">
            <text:p>2027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787" calcext:value-type="float">
            <text:p>2027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790" calcext:value-type="float">
            <text:p>2027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820" calcext:value-type="float">
            <text:p>2028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2865" calcext:value-type="float">
            <text:p>2028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006" calcext:value-type="float">
            <text:p>251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012" calcext:value-type="float">
            <text:p>251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206" calcext:value-type="float">
            <text:p>2512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212" calcext:value-type="float">
            <text:p>251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606" calcext:value-type="float">
            <text:p>2516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7006" calcext:value-type="float">
            <text:p>257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22506" calcext:value-type="float">
            <text:p>2225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22906" calcext:value-type="float">
            <text:p>2229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51612" calcext:value-type="float">
            <text:p>2516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050" calcext:value-type="float">
            <text:p>2000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0106" calcext:value-type="float">
            <text:p>200106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200206" calcext:value-type="float">
            <text:p>200206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201006" calcext:value-type="float">
            <text:p>201006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01009" calcext:value-type="float">
            <text:p>20100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01610" calcext:value-type="float">
            <text:p>2016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612" calcext:value-type="float">
            <text:p>2016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3001" calcext:value-type="float">
            <text:p>2030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3006" calcext:value-type="float">
            <text:p>203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3012" calcext:value-type="float">
            <text:p>203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006" calcext:value-type="float">
            <text:p>205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012" calcext:value-type="float">
            <text:p>205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106" calcext:value-type="float">
            <text:p>2051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206" calcext:value-type="float">
            <text:p>2052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112" calcext:value-type="float">
            <text:p>2051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406" calcext:value-type="float">
            <text:p>2054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412" calcext:value-type="float">
            <text:p>2054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506" calcext:value-type="float">
            <text:p>2055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5512" calcext:value-type="float">
            <text:p>2055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7006" calcext:value-type="float">
            <text:p>207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7506" calcext:value-type="float">
            <text:p>2075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7012" calcext:value-type="float">
            <text:p>207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8006" calcext:value-type="float">
            <text:p>208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8012" calcext:value-type="float">
            <text:p>208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01206" calcext:value-type="float">
            <text:p>2012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600519" calcext:value-type="float">
            <text:p>600519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600520" calcext:value-type="float">
            <text:p>60052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654715" calcext:value-type="float">
            <text:p>654715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16" calcext:value-type="float">
            <text:p>654716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18" calcext:value-type="float">
            <text:p>654718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24" calcext:value-type="float">
            <text:p>654724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30" calcext:value-type="float">
            <text:p>65473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33" calcext:value-type="float">
            <text:p>654733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34" calcext:value-type="float">
            <text:p>654734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36" calcext:value-type="float">
            <text:p>654736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39" calcext:value-type="float">
            <text:p>654739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42" calcext:value-type="float">
            <text:p>654742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43" calcext:value-type="float">
            <text:p>654743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48" calcext:value-type="float">
            <text:p>654748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50" calcext:value-type="float">
            <text:p>65475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654753" calcext:value-type="float">
            <text:p>654753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307201" calcext:value-type="float">
            <text:p>30720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400" calcext:value-type="float">
            <text:p>3074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498" calcext:value-type="float">
            <text:p>3074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604" calcext:value-type="float">
            <text:p>30760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6" calcext:value-type="float">
            <text:p>3077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98" calcext:value-type="float">
            <text:p>3077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398" calcext:value-type="float">
            <text:p>3093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400" calcext:value-type="float">
            <text:p>3094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498" calcext:value-type="float">
            <text:p>3094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694" calcext:value-type="float">
            <text:p>30969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06" calcext:value-type="float">
            <text:p>3097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96" calcext:value-type="float">
            <text:p>30979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400" calcext:value-type="float">
            <text:p>3134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001" calcext:value-type="float">
            <text:p>31400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200" calcext:value-type="float">
            <text:p>3142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298" calcext:value-type="float">
            <text:p>3142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506" calcext:value-type="float">
            <text:p>3145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598" calcext:value-type="float">
            <text:p>3145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506" calcext:value-type="float">
            <text:p>3185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598" calcext:value-type="float">
            <text:p>3185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200" calcext:value-type="float">
            <text:p>3182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298" calcext:value-type="float">
            <text:p>3182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296" calcext:value-type="float">
            <text:p>30729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00" calcext:value-type="float">
            <text:p>3097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00" calcext:value-type="float">
            <text:p>307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200" calcext:value-type="float">
            <text:p>3092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600" calcext:value-type="float">
            <text:p>309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400" calcext:value-type="float">
            <text:p>314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400" calcext:value-type="float">
            <text:p>318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100" calcext:value-type="float">
            <text:p>3001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200" calcext:value-type="float">
            <text:p>3002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500" calcext:value-type="float">
            <text:p>300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600" calcext:value-type="float">
            <text:p>300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700" calcext:value-type="float">
            <text:p>3007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0706" calcext:value-type="float">
            <text:p>3007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0707" calcext:value-type="float">
            <text:p>3007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3600" calcext:value-type="float">
            <text:p>303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3703" calcext:value-type="float">
            <text:p>3037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3603" calcext:value-type="float">
            <text:p>303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203" calcext:value-type="float">
            <text:p>3052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300" calcext:value-type="float">
            <text:p>305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403" calcext:value-type="float">
            <text:p>3054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500" calcext:value-type="float">
            <text:p>305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600" calcext:value-type="float">
            <text:p>305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603" calcext:value-type="float">
            <text:p>305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605" calcext:value-type="float">
            <text:p>3056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700" calcext:value-type="float">
            <text:p>3057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703" calcext:value-type="float">
            <text:p>3057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706" calcext:value-type="float">
            <text:p>3057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5800" calcext:value-type="float">
            <text:p>3058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6500" calcext:value-type="float">
            <text:p>306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6503" calcext:value-type="float">
            <text:p>306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203" calcext:value-type="float">
            <text:p>3072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300" calcext:value-type="float">
            <text:p>307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403" calcext:value-type="float">
            <text:p>3074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500" calcext:value-type="float">
            <text:p>307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602" calcext:value-type="float">
            <text:p>3076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03" calcext:value-type="float">
            <text:p>307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06" calcext:value-type="float">
            <text:p>3076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700" calcext:value-type="float">
            <text:p>3077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3" calcext:value-type="float">
            <text:p>3077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4" calcext:value-type="float">
            <text:p>30770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800" calcext:value-type="float">
            <text:p>3078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203" calcext:value-type="float">
            <text:p>3092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300" calcext:value-type="float">
            <text:p>309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403" calcext:value-type="float">
            <text:p>3094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500" calcext:value-type="float">
            <text:p>309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601" calcext:value-type="float">
            <text:p>3096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603" calcext:value-type="float">
            <text:p>309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604" calcext:value-type="float">
            <text:p>3096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702" calcext:value-type="float">
            <text:p>30970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03" calcext:value-type="float">
            <text:p>3097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04" calcext:value-type="float">
            <text:p>30970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798" calcext:value-type="float">
            <text:p>3097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800" calcext:value-type="float">
            <text:p>3098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401" calcext:value-type="float">
            <text:p>3134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403" calcext:value-type="float">
            <text:p>3134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603" calcext:value-type="float">
            <text:p>313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605" calcext:value-type="float">
            <text:p>3136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700" calcext:value-type="float">
            <text:p>3137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800" calcext:value-type="float">
            <text:p>3138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803" calcext:value-type="float">
            <text:p>3138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003" calcext:value-type="float">
            <text:p>3140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005" calcext:value-type="float">
            <text:p>3140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100" calcext:value-type="float">
            <text:p>3141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203" calcext:value-type="float">
            <text:p>3142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300" calcext:value-type="float">
            <text:p>314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403" calcext:value-type="float">
            <text:p>314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499" calcext:value-type="float">
            <text:p>314499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500" calcext:value-type="float">
            <text:p>314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603" calcext:value-type="float">
            <text:p>3146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507" calcext:value-type="float">
            <text:p>3145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600" calcext:value-type="float">
            <text:p>3146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699" calcext:value-type="float">
            <text:p>3146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504" calcext:value-type="float">
            <text:p>318504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003" calcext:value-type="float">
            <text:p>3180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100" calcext:value-type="float">
            <text:p>3181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203" calcext:value-type="float">
            <text:p>3182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300" calcext:value-type="float">
            <text:p>318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403" calcext:value-type="float">
            <text:p>318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405" calcext:value-type="float">
            <text:p>3184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498" calcext:value-type="float">
            <text:p>3184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500" calcext:value-type="float">
            <text:p>318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503" calcext:value-type="float">
            <text:p>3185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600" calcext:value-type="float">
            <text:p>3186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9503" calcext:value-type="float">
            <text:p>3195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100" calcext:value-type="float">
            <text:p>3211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200" calcext:value-type="float">
            <text:p>3212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300" calcext:value-type="float">
            <text:p>321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400" calcext:value-type="float">
            <text:p>321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498" calcext:value-type="float">
            <text:p>321498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500" calcext:value-type="float">
            <text:p>321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503" calcext:value-type="float">
            <text:p>321503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506" calcext:value-type="float">
            <text:p>3215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1600" calcext:value-type="float">
            <text:p>3216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100" calcext:value-type="float">
            <text:p>3221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200" calcext:value-type="float">
            <text:p>3222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300" calcext:value-type="float">
            <text:p>3223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400" calcext:value-type="float">
            <text:p>322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402" calcext:value-type="float">
            <text:p>3224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500" calcext:value-type="float">
            <text:p>3225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506" calcext:value-type="float">
            <text:p>322506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22600" calcext:value-type="float">
            <text:p>32260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1" calcext:value-type="float">
            <text:p>30770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2" calcext:value-type="float">
            <text:p>307702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8005" calcext:value-type="float">
            <text:p>3180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05" calcext:value-type="float">
            <text:p>3076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705" calcext:value-type="float">
            <text:p>30770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7707" calcext:value-type="float">
            <text:p>3077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9605" calcext:value-type="float">
            <text:p>3096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705" calcext:value-type="float">
            <text:p>3097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707" calcext:value-type="float">
            <text:p>30970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3598" calcext:value-type="float">
            <text:p>3135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601" calcext:value-type="float">
            <text:p>31360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14497" calcext:value-type="float">
            <text:p>314497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300540" calcext:value-type="float">
            <text:p>3005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543" calcext:value-type="float">
            <text:p>300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640" calcext:value-type="float">
            <text:p>300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643" calcext:value-type="float">
            <text:p>300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0740" calcext:value-type="float">
            <text:p>300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3240" calcext:value-type="float">
            <text:p>3032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3640" calcext:value-type="float">
            <text:p>303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4240" calcext:value-type="float">
            <text:p>3042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4640" calcext:value-type="float">
            <text:p>304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640" calcext:value-type="float">
            <text:p>305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5740" calcext:value-type="float">
            <text:p>305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4643" calcext:value-type="float">
            <text:p>304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6640" calcext:value-type="float">
            <text:p>306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6643" calcext:value-type="float">
            <text:p>306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40" calcext:value-type="float">
            <text:p>307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43" calcext:value-type="float">
            <text:p>307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645" calcext:value-type="float">
            <text:p>3076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740" calcext:value-type="float">
            <text:p>307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835" calcext:value-type="float">
            <text:p>3078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838" calcext:value-type="float">
            <text:p>30783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7840" calcext:value-type="float">
            <text:p>3078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8640" calcext:value-type="float">
            <text:p>308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640" calcext:value-type="float">
            <text:p>309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642" calcext:value-type="float">
            <text:p>3096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740" calcext:value-type="float">
            <text:p>309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742" calcext:value-type="float">
            <text:p>3097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09840" calcext:value-type="float">
            <text:p>3098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640" calcext:value-type="float">
            <text:p>312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643" calcext:value-type="float">
            <text:p>312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740" calcext:value-type="float">
            <text:p>312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836" calcext:value-type="float">
            <text:p>3128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838" calcext:value-type="float">
            <text:p>31283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2840" calcext:value-type="float">
            <text:p>3128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640" calcext:value-type="float">
            <text:p>313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643" calcext:value-type="float">
            <text:p>313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740" calcext:value-type="float">
            <text:p>313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3840" calcext:value-type="float">
            <text:p>3138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040" calcext:value-type="float">
            <text:p>3140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440" calcext:value-type="float">
            <text:p>3144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638" calcext:value-type="float">
            <text:p>31463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640" calcext:value-type="float">
            <text:p>314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7443" calcext:value-type="float">
            <text:p>3174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440" calcext:value-type="float">
            <text:p>3184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540" calcext:value-type="float">
            <text:p>3185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638" calcext:value-type="float">
            <text:p>31863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640" calcext:value-type="float">
            <text:p>3186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701" calcext:value-type="float">
            <text:p>3147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703" calcext:value-type="float">
            <text:p>314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702" calcext:value-type="float">
            <text:p>3147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698" calcext:value-type="float">
            <text:p>3146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5703" calcext:value-type="float">
            <text:p>315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00" calcext:value-type="float">
            <text:p>3187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02" calcext:value-type="float">
            <text:p>3187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03" calcext:value-type="float">
            <text:p>318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05" calcext:value-type="float">
            <text:p>3187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800" calcext:value-type="float">
            <text:p>318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903" calcext:value-type="float">
            <text:p>3189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01" calcext:value-type="float">
            <text:p>3197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04" calcext:value-type="float">
            <text:p>3197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03" calcext:value-type="float">
            <text:p>319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05" calcext:value-type="float">
            <text:p>3198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07" calcext:value-type="float">
            <text:p>3198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5141" calcext:value-type="float">
            <text:p>32514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00" calcext:value-type="float">
            <text:p>3217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1700" calcext:value-type="float">
            <text:p>3317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03" calcext:value-type="float">
            <text:p>321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97" calcext:value-type="float">
            <text:p>3217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03" calcext:value-type="float">
            <text:p>321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05" calcext:value-type="float">
            <text:p>3218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07" calcext:value-type="float">
            <text:p>3218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900" calcext:value-type="float">
            <text:p>3219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503" calcext:value-type="float">
            <text:p>322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700" calcext:value-type="float">
            <text:p>3227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703" calcext:value-type="float">
            <text:p>322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803" calcext:value-type="float">
            <text:p>322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703" calcext:value-type="float">
            <text:p>323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800" calcext:value-type="float">
            <text:p>323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00" calcext:value-type="float">
            <text:p>3239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02" calcext:value-type="float">
            <text:p>3239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04" calcext:value-type="float">
            <text:p>3239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100" calcext:value-type="float">
            <text:p>3261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400" calcext:value-type="float">
            <text:p>326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500" calcext:value-type="float">
            <text:p>326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503" calcext:value-type="float">
            <text:p>326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600" calcext:value-type="float">
            <text:p>326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703" calcext:value-type="float">
            <text:p>326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803" calcext:value-type="float">
            <text:p>326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903" calcext:value-type="float">
            <text:p>3269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503" calcext:value-type="float">
            <text:p>327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505" calcext:value-type="float">
            <text:p>3275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703" calcext:value-type="float">
            <text:p>327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00" calcext:value-type="float">
            <text:p>327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02" calcext:value-type="float">
            <text:p>3278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04" calcext:value-type="float">
            <text:p>3278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403" calcext:value-type="float">
            <text:p>329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603" calcext:value-type="float">
            <text:p>329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698" calcext:value-type="float">
            <text:p>3296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703" calcext:value-type="float">
            <text:p>329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503" calcext:value-type="float">
            <text:p>330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00" calcext:value-type="float">
            <text:p>330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02" calcext:value-type="float">
            <text:p>3308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04" calcext:value-type="float">
            <text:p>3308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1505" calcext:value-type="float">
            <text:p>3315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400" calcext:value-type="float">
            <text:p>333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500" calcext:value-type="float">
            <text:p>333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503" calcext:value-type="float">
            <text:p>333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703" calcext:value-type="float">
            <text:p>333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803" calcext:value-type="float">
            <text:p>333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900" calcext:value-type="float">
            <text:p>3339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902" calcext:value-type="float">
            <text:p>3339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904" calcext:value-type="float">
            <text:p>3339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400" calcext:value-type="float">
            <text:p>335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703" calcext:value-type="float">
            <text:p>335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706" calcext:value-type="float">
            <text:p>3357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801" calcext:value-type="float">
            <text:p>3358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803" calcext:value-type="float">
            <text:p>335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804" calcext:value-type="float">
            <text:p>3358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403" calcext:value-type="float">
            <text:p>337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405" calcext:value-type="float">
            <text:p>3374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505" calcext:value-type="float">
            <text:p>3375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603" calcext:value-type="float">
            <text:p>337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03" calcext:value-type="float">
            <text:p>337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07" calcext:value-type="float">
            <text:p>3377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800" calcext:value-type="float">
            <text:p>339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500" calcext:value-type="float">
            <text:p>341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503" calcext:value-type="float">
            <text:p>341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703" calcext:value-type="float">
            <text:p>341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03" calcext:value-type="float">
            <text:p>341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05" calcext:value-type="float">
            <text:p>3418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06" calcext:value-type="float">
            <text:p>3418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500" calcext:value-type="float">
            <text:p>342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503" calcext:value-type="float">
            <text:p>342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700" calcext:value-type="float">
            <text:p>3427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800" calcext:value-type="float">
            <text:p>342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803" calcext:value-type="float">
            <text:p>342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901" calcext:value-type="float">
            <text:p>3429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902" calcext:value-type="float">
            <text:p>3429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903" calcext:value-type="float">
            <text:p>3429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905" calcext:value-type="float">
            <text:p>3429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503" calcext:value-type="float">
            <text:p>343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800" calcext:value-type="float">
            <text:p>343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802" calcext:value-type="float">
            <text:p>3438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803" calcext:value-type="float">
            <text:p>343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5503" calcext:value-type="float">
            <text:p>345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5800" calcext:value-type="float">
            <text:p>345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5901" calcext:value-type="float">
            <text:p>3459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7003" calcext:value-type="float">
            <text:p>3470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7800" calcext:value-type="float">
            <text:p>347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1503" calcext:value-type="float">
            <text:p>351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1800" calcext:value-type="float">
            <text:p>3518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2500" calcext:value-type="float">
            <text:p>352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2503" calcext:value-type="float">
            <text:p>352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2803" calcext:value-type="float">
            <text:p>352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3500" calcext:value-type="float">
            <text:p>353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3503" calcext:value-type="float">
            <text:p>353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3504" calcext:value-type="float">
            <text:p>3535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53803" calcext:value-type="float">
            <text:p>353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13" calcext:value-type="float">
            <text:p>3197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13" calcext:value-type="float">
            <text:p>3198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13" calcext:value-type="float">
            <text:p>3217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13" calcext:value-type="float">
            <text:p>3218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713" calcext:value-type="float">
            <text:p>3237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813" calcext:value-type="float">
            <text:p>3238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813" calcext:value-type="float">
            <text:p>3268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513" calcext:value-type="float">
            <text:p>3275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713" calcext:value-type="float">
            <text:p>3277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13" calcext:value-type="float">
            <text:p>3278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523" calcext:value-type="float">
            <text:p>3215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23" calcext:value-type="float">
            <text:p>321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820" calcext:value-type="float">
            <text:p>3228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20" calcext:value-type="float">
            <text:p>3239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23" calcext:value-type="float">
            <text:p>323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820" calcext:value-type="float">
            <text:p>3268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826" calcext:value-type="float">
            <text:p>32682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20" calcext:value-type="float">
            <text:p>3278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923" calcext:value-type="float">
            <text:p>327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720" calcext:value-type="float">
            <text:p>3297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23" calcext:value-type="float">
            <text:p>330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923" calcext:value-type="float">
            <text:p>330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823" calcext:value-type="float">
            <text:p>333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923" calcext:value-type="float">
            <text:p>333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723" calcext:value-type="float">
            <text:p>3357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20" calcext:value-type="float">
            <text:p>3377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23" calcext:value-type="float">
            <text:p>3377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923" calcext:value-type="float">
            <text:p>339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23" calcext:value-type="float">
            <text:p>341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923" calcext:value-type="float">
            <text:p>3419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823" calcext:value-type="float">
            <text:p>342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823" calcext:value-type="float">
            <text:p>3438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533" calcext:value-type="float">
            <text:p>3145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33" calcext:value-type="float">
            <text:p>3197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33" calcext:value-type="float">
            <text:p>3198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33" calcext:value-type="float">
            <text:p>3217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33" calcext:value-type="float">
            <text:p>3218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733" calcext:value-type="float">
            <text:p>3237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833" calcext:value-type="float">
            <text:p>3238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533" calcext:value-type="float">
            <text:p>3275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33" calcext:value-type="float">
            <text:p>3377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33" calcext:value-type="float">
            <text:p>3278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01" calcext:value-type="float">
            <text:p>3187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43" calcext:value-type="float">
            <text:p>318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843" calcext:value-type="float">
            <text:p>318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43" calcext:value-type="float">
            <text:p>319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843" calcext:value-type="float">
            <text:p>319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744" calcext:value-type="float">
            <text:p>31874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502" calcext:value-type="float">
            <text:p>3185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543" calcext:value-type="float">
            <text:p>321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701" calcext:value-type="float">
            <text:p>3227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02" calcext:value-type="float">
            <text:p>3217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743" calcext:value-type="float">
            <text:p>321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43" calcext:value-type="float">
            <text:p>321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943" calcext:value-type="float">
            <text:p>3219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540" calcext:value-type="float">
            <text:p>3225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743" calcext:value-type="float">
            <text:p>322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2840" calcext:value-type="float">
            <text:p>3228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743" calcext:value-type="float">
            <text:p>323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843" calcext:value-type="float">
            <text:p>323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543" calcext:value-type="float">
            <text:p>326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743" calcext:value-type="float">
            <text:p>326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843" calcext:value-type="float">
            <text:p>326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943" calcext:value-type="float">
            <text:p>3269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43" calcext:value-type="float">
            <text:p>327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443" calcext:value-type="float">
            <text:p>3294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643" calcext:value-type="float">
            <text:p>3296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743" calcext:value-type="float">
            <text:p>329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743" calcext:value-type="float">
            <text:p>330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43" calcext:value-type="float">
            <text:p>330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543" calcext:value-type="float">
            <text:p>333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743" calcext:value-type="float">
            <text:p>333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843" calcext:value-type="float">
            <text:p>333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743" calcext:value-type="float">
            <text:p>335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443" calcext:value-type="float">
            <text:p>3374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613" calcext:value-type="float">
            <text:p>3376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7743" calcext:value-type="float">
            <text:p>337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503" calcext:value-type="float">
            <text:p>339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0740" calcext:value-type="float">
            <text:p>3407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543" calcext:value-type="float">
            <text:p>341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743" calcext:value-type="float">
            <text:p>341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43" calcext:value-type="float">
            <text:p>341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543" calcext:value-type="float">
            <text:p>342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743" calcext:value-type="float">
            <text:p>342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2843" calcext:value-type="float">
            <text:p>342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3543" calcext:value-type="float">
            <text:p>3435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4743" calcext:value-type="float">
            <text:p>3447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4843" calcext:value-type="float">
            <text:p>344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4659" calcext:value-type="float">
            <text:p>3146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8659" calcext:value-type="float">
            <text:p>3186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4759" calcext:value-type="float">
            <text:p>3247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6759" calcext:value-type="float">
            <text:p>3267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4759" calcext:value-type="float">
            <text:p>3347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760" calcext:value-type="float">
            <text:p>3197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19960" calcext:value-type="float">
            <text:p>319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60" calcext:value-type="float">
            <text:p>3218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63" calcext:value-type="float">
            <text:p>3218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1865" calcext:value-type="float">
            <text:p>3218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863" calcext:value-type="float">
            <text:p>3238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3960" calcext:value-type="float">
            <text:p>323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62" calcext:value-type="float">
            <text:p>32786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863" calcext:value-type="float">
            <text:p>3278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7960" calcext:value-type="float">
            <text:p>327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29763" calcext:value-type="float">
            <text:p>3297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863" calcext:value-type="float">
            <text:p>3308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0960" calcext:value-type="float">
            <text:p>330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863" calcext:value-type="float">
            <text:p>3338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866" calcext:value-type="float">
            <text:p>33386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3960" calcext:value-type="float">
            <text:p>3339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858" calcext:value-type="float">
            <text:p>33585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5860" calcext:value-type="float">
            <text:p>3358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563" calcext:value-type="float">
            <text:p>3395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760" calcext:value-type="float">
            <text:p>3397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39860" calcext:value-type="float">
            <text:p>3398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563" calcext:value-type="float">
            <text:p>3415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59" calcext:value-type="float">
            <text:p>34185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41860" calcext:value-type="float">
            <text:p>3418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899" calcext:value-type="float">
            <text:p>3618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180" calcext:value-type="float">
            <text:p>3601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412" calcext:value-type="float">
            <text:p>3604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435" calcext:value-type="float">
            <text:p>36043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440" calcext:value-type="float">
            <text:p>360440</text:p>
          </table:table-cell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60488" calcext:value-type="float">
            <text:p>3604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493" calcext:value-type="float">
            <text:p>360493</text:p>
          </table:table-cell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60494" calcext:value-type="float">
            <text:p>360494</text:p>
          </table:table-cell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60555" calcext:value-type="float">
            <text:p>3605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560" calcext:value-type="float">
            <text:p>3605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575" calcext:value-type="float">
            <text:p>3605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580" calcext:value-type="float">
            <text:p>360580</text:p>
          </table:table-cell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60588" calcext:value-type="float">
            <text:p>3605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593" calcext:value-type="float">
            <text:p>360593</text:p>
          </table:table-cell>
          <table:table-cell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360630" calcext:value-type="float">
            <text:p>3606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640" calcext:value-type="float">
            <text:p>36064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643" calcext:value-type="float">
            <text:p>360643</text:p>
          </table:table-cell>
          <table:table-cell office:value-type="float" office:value="220" calcext:value-type="float">
            <text:p>220</text:p>
          </table:table-cell>
          <table:table-cell table:number-columns-repeated="19"/>
        </table:table-row>
        <table:table-row table:style-name="ro1">
          <table:table-cell office:value-type="float" office:value="360709" calcext:value-type="float">
            <text:p>3607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05" calcext:value-type="float">
            <text:p>3607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11" calcext:value-type="float">
            <text:p>3607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25" calcext:value-type="float">
            <text:p>36072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28" calcext:value-type="float">
            <text:p>36072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30" calcext:value-type="float">
            <text:p>360730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360738" calcext:value-type="float">
            <text:p>36073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43" calcext:value-type="float">
            <text:p>360743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60755" calcext:value-type="float">
            <text:p>3607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57" calcext:value-type="float">
            <text:p>3607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61" calcext:value-type="float">
            <text:p>3607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63" calcext:value-type="float">
            <text:p>36076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775" calcext:value-type="float">
            <text:p>3607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77" calcext:value-type="float">
            <text:p>360777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80" calcext:value-type="float">
            <text:p>360780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float" office:value="360782" calcext:value-type="float">
            <text:p>360782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float" office:value="360788" calcext:value-type="float">
            <text:p>3607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89" calcext:value-type="float">
            <text:p>360789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790" calcext:value-type="float">
            <text:p>360790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60793" calcext:value-type="float">
            <text:p>360793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60795" calcext:value-type="float">
            <text:p>36079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60811" calcext:value-type="float">
            <text:p>3608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27" calcext:value-type="float">
            <text:p>360827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830" calcext:value-type="float">
            <text:p>3608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38" calcext:value-type="float">
            <text:p>36083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843" calcext:value-type="float">
            <text:p>3608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55" calcext:value-type="float">
            <text:p>3608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61" calcext:value-type="float">
            <text:p>3608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75" calcext:value-type="float">
            <text:p>3608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880" calcext:value-type="float">
            <text:p>36088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360888" calcext:value-type="float">
            <text:p>3608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889" calcext:value-type="float">
            <text:p>36088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893" calcext:value-type="float">
            <text:p>360893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360909" calcext:value-type="float">
            <text:p>3609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915" calcext:value-type="float">
            <text:p>36091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920" calcext:value-type="float">
            <text:p>3609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0935" calcext:value-type="float">
            <text:p>36093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0940" calcext:value-type="float">
            <text:p>360940</text:p>
          </table:table-cell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361009" calcext:value-type="float">
            <text:p>3610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08" calcext:value-type="float">
            <text:p>3611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09" calcext:value-type="float">
            <text:p>3611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11" calcext:value-type="float">
            <text:p>3611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27" calcext:value-type="float">
            <text:p>361127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130" calcext:value-type="float">
            <text:p>361130</text:p>
          </table:table-cell>
          <table:table-cell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office:value-type="float" office:value="361138" calcext:value-type="float">
            <text:p>36113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43" calcext:value-type="float">
            <text:p>361143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361155" calcext:value-type="float">
            <text:p>3611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61" calcext:value-type="float">
            <text:p>3611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75" calcext:value-type="float">
            <text:p>3611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180" calcext:value-type="float">
            <text:p>361180</text:p>
          </table:table-cell>
          <table:table-cell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office:value-type="float" office:value="361188" calcext:value-type="float">
            <text:p>3611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191" calcext:value-type="float">
            <text:p>3611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193" calcext:value-type="float">
            <text:p>361193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361237" calcext:value-type="float">
            <text:p>361237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240" calcext:value-type="float">
            <text:p>3612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243" calcext:value-type="float">
            <text:p>3612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09" calcext:value-type="float">
            <text:p>3614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11" calcext:value-type="float">
            <text:p>3614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42" calcext:value-type="float">
            <text:p>3614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55" calcext:value-type="float">
            <text:p>3614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61" calcext:value-type="float">
            <text:p>36146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75" calcext:value-type="float">
            <text:p>3614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480" calcext:value-type="float">
            <text:p>361480</text:p>
          </table:table-cell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361488" calcext:value-type="float">
            <text:p>3614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490" calcext:value-type="float">
            <text:p>3614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493" calcext:value-type="float">
            <text:p>36149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361543" calcext:value-type="float">
            <text:p>36154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361875" calcext:value-type="float">
            <text:p>36187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880" calcext:value-type="float">
            <text:p>36188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61881" calcext:value-type="float">
            <text:p>36188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888" calcext:value-type="float">
            <text:p>361888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61891" calcext:value-type="float">
            <text:p>36189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1893" calcext:value-type="float">
            <text:p>361893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361895" calcext:value-type="float">
            <text:p>3618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2511" calcext:value-type="float">
            <text:p>36251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2541" calcext:value-type="float">
            <text:p>362541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362001" calcext:value-type="float">
            <text:p>3620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62003" calcext:value-type="float">
            <text:p>3620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142" calcext:value-type="float">
            <text:p>3801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212" calcext:value-type="float">
            <text:p>3802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215" calcext:value-type="float">
            <text:p>3802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288" calcext:value-type="float">
            <text:p>38028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318" calcext:value-type="float">
            <text:p>3803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378" calcext:value-type="float">
            <text:p>38037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384" calcext:value-type="float">
            <text:p>3803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400" calcext:value-type="float">
            <text:p>3804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406" calcext:value-type="float">
            <text:p>3804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415" calcext:value-type="float">
            <text:p>38041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418" calcext:value-type="float">
            <text:p>380418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80421" calcext:value-type="float">
            <text:p>38042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424" calcext:value-type="float">
            <text:p>380424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80435" calcext:value-type="float">
            <text:p>38043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438" calcext:value-type="float">
            <text:p>380438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80441" calcext:value-type="float">
            <text:p>38044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444" calcext:value-type="float">
            <text:p>380444</text:p>
          </table:table-cell>
          <table:table-cell office:value-type="float" office:value="300" calcext:value-type="float">
            <text:p>300</text:p>
          </table:table-cell>
          <table:table-cell table:number-columns-repeated="19"/>
        </table:table-row>
        <table:table-row table:style-name="ro1">
          <table:table-cell office:value-type="float" office:value="380553" calcext:value-type="float">
            <text:p>3805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554" calcext:value-type="float">
            <text:p>38055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556" calcext:value-type="float">
            <text:p>3805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557" calcext:value-type="float">
            <text:p>3805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565" calcext:value-type="float">
            <text:p>38056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568" calcext:value-type="float">
            <text:p>380568</text:p>
          </table:table-cell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80571" calcext:value-type="float">
            <text:p>3805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573" calcext:value-type="float">
            <text:p>380573</text:p>
          </table:table-cell>
          <table:table-cell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380574" calcext:value-type="float">
            <text:p>380574</text:p>
          </table:table-cell>
          <table:table-cell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380703" calcext:value-type="float">
            <text:p>380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706" calcext:value-type="float">
            <text:p>3807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715" calcext:value-type="float">
            <text:p>38071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718" calcext:value-type="float">
            <text:p>380718</text:p>
          </table:table-cell>
          <table:table-cell office:value-type="float" office:value="300" calcext:value-type="float">
            <text:p>300</text:p>
          </table:table-cell>
          <table:table-cell table:number-columns-repeated="19"/>
        </table:table-row>
        <table:table-row table:style-name="ro1">
          <table:table-cell office:value-type="float" office:value="380721" calcext:value-type="float">
            <text:p>38072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722" calcext:value-type="float">
            <text:p>3807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724" calcext:value-type="float">
            <text:p>380724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80756" calcext:value-type="float">
            <text:p>3807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771" calcext:value-type="float">
            <text:p>3807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853" calcext:value-type="float">
            <text:p>3808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56" calcext:value-type="float">
            <text:p>3808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58" calcext:value-type="float">
            <text:p>38085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65" calcext:value-type="float">
            <text:p>38086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866" calcext:value-type="float">
            <text:p>38086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68" calcext:value-type="float">
            <text:p>380868</text:p>
          </table:table-cell>
          <table:table-cell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380871" calcext:value-type="float">
            <text:p>3808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0873" calcext:value-type="float">
            <text:p>38087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72" calcext:value-type="float">
            <text:p>3808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0874" calcext:value-type="float">
            <text:p>380874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380876" calcext:value-type="float">
            <text:p>380876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381024" calcext:value-type="float">
            <text:p>3810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53" calcext:value-type="float">
            <text:p>3811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56" calcext:value-type="float">
            <text:p>3811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65" calcext:value-type="float">
            <text:p>38116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167" calcext:value-type="float">
            <text:p>3811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68" calcext:value-type="float">
            <text:p>381168</text:p>
          </table:table-cell>
          <table:table-cell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office:value-type="float" office:value="381169" calcext:value-type="float">
            <text:p>381169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170" calcext:value-type="float">
            <text:p>3811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71" calcext:value-type="float">
            <text:p>3811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173" calcext:value-type="float">
            <text:p>38117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174" calcext:value-type="float">
            <text:p>381174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381453" calcext:value-type="float">
            <text:p>38145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456" calcext:value-type="float">
            <text:p>3814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465" calcext:value-type="float">
            <text:p>381465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468" calcext:value-type="float">
            <text:p>381468</text:p>
          </table:table-cell>
          <table:table-cell office:value-type="float" office:value="140" calcext:value-type="float">
            <text:p>140</text:p>
          </table:table-cell>
          <table:table-cell table:number-columns-repeated="19"/>
        </table:table-row>
        <table:table-row table:style-name="ro1">
          <table:table-cell office:value-type="float" office:value="381471" calcext:value-type="float">
            <text:p>3814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472" calcext:value-type="float">
            <text:p>3814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474" calcext:value-type="float">
            <text:p>381474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381856" calcext:value-type="float">
            <text:p>38185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857" calcext:value-type="float">
            <text:p>3818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867" calcext:value-type="float">
            <text:p>3818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869" calcext:value-type="float">
            <text:p>38186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871" calcext:value-type="float">
            <text:p>381871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381876" calcext:value-type="float">
            <text:p>38187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874" calcext:value-type="float">
            <text:p>381874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81918" calcext:value-type="float">
            <text:p>381918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81921" calcext:value-type="float">
            <text:p>3819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1924" calcext:value-type="float">
            <text:p>381924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82004" calcext:value-type="float">
            <text:p>38200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2023" calcext:value-type="float">
            <text:p>38202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2024" calcext:value-type="float">
            <text:p>382024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82522" calcext:value-type="float">
            <text:p>38252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2524" calcext:value-type="float">
            <text:p>382524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382506" calcext:value-type="float">
            <text:p>3825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2508" calcext:value-type="float">
            <text:p>3825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20" calcext:value-type="float">
            <text:p>40022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225" calcext:value-type="float">
            <text:p>4002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30" calcext:value-type="float">
            <text:p>40023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235" calcext:value-type="float">
            <text:p>4002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15" calcext:value-type="float">
            <text:p>4004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20" calcext:value-type="float">
            <text:p>40042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425" calcext:value-type="float">
            <text:p>4004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90" calcext:value-type="float">
            <text:p>40049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495" calcext:value-type="float">
            <text:p>4004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20" calcext:value-type="float">
            <text:p>40062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625" calcext:value-type="float">
            <text:p>4006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810" calcext:value-type="float">
            <text:p>40081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815" calcext:value-type="float">
            <text:p>4008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820" calcext:value-type="float">
            <text:p>40082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825" calcext:value-type="float">
            <text:p>4008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40" calcext:value-type="float">
            <text:p>40024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245" calcext:value-type="float">
            <text:p>4002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60" calcext:value-type="float">
            <text:p>40026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265" calcext:value-type="float">
            <text:p>4002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10" calcext:value-type="float">
            <text:p>4004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40" calcext:value-type="float">
            <text:p>40044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445" calcext:value-type="float">
            <text:p>4004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60" calcext:value-type="float">
            <text:p>40046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465" calcext:value-type="float">
            <text:p>4004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30" calcext:value-type="float">
            <text:p>4006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35" calcext:value-type="float">
            <text:p>4006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40" calcext:value-type="float">
            <text:p>40064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645" calcext:value-type="float">
            <text:p>4006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50" calcext:value-type="float">
            <text:p>4006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55" calcext:value-type="float">
            <text:p>4006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660" calcext:value-type="float">
            <text:p>40066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665" calcext:value-type="float">
            <text:p>4006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840" calcext:value-type="float">
            <text:p>40084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845" calcext:value-type="float">
            <text:p>4008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860" calcext:value-type="float">
            <text:p>400860</text:p>
          </table:table-cell>
          <table:table-cell office:value-type="float" office:value="5000" calcext:value-type="float">
            <text:p>5000</text:p>
          </table:table-cell>
          <table:table-cell table:number-columns-repeated="19"/>
        </table:table-row>
        <table:table-row table:style-name="ro1">
          <table:table-cell office:value-type="float" office:value="400865" calcext:value-type="float">
            <text:p>4008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70306" calcext:value-type="float">
            <text:p>3703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370366" calcext:value-type="float">
            <text:p>37036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013" calcext:value-type="float">
            <text:p>4000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27" calcext:value-type="float">
            <text:p>4002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29" calcext:value-type="float">
            <text:p>40022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485" calcext:value-type="float">
            <text:p>4004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0285" calcext:value-type="float">
            <text:p>4002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403" calcext:value-type="float">
            <text:p>4054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406" calcext:value-type="float">
            <text:p>40540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08" calcext:value-type="float">
            <text:p>405408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10" calcext:value-type="float">
            <text:p>40541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16" calcext:value-type="float">
            <text:p>40541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20" calcext:value-type="float">
            <text:p>40542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23" calcext:value-type="float">
            <text:p>40542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497" calcext:value-type="float">
            <text:p>4054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503" calcext:value-type="float">
            <text:p>4055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506" calcext:value-type="float">
            <text:p>40550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08" calcext:value-type="float">
            <text:p>405508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10" calcext:value-type="float">
            <text:p>40551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12" calcext:value-type="float">
            <text:p>405512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16" calcext:value-type="float">
            <text:p>40551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20" calcext:value-type="float">
            <text:p>40552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597" calcext:value-type="float">
            <text:p>4055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603" calcext:value-type="float">
            <text:p>4056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606" calcext:value-type="float">
            <text:p>40560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08" calcext:value-type="float">
            <text:p>405608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10" calcext:value-type="float">
            <text:p>40561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16" calcext:value-type="float">
            <text:p>40561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20" calcext:value-type="float">
            <text:p>40562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23" calcext:value-type="float">
            <text:p>40562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405697" calcext:value-type="float">
            <text:p>4056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703" calcext:value-type="float">
            <text:p>4057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797" calcext:value-type="float">
            <text:p>4057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803" calcext:value-type="float">
            <text:p>4058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827" calcext:value-type="float">
            <text:p>4058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851" calcext:value-type="float">
            <text:p>4058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875" calcext:value-type="float">
            <text:p>4058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899" calcext:value-type="float">
            <text:p>4058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924" calcext:value-type="float">
            <text:p>4059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948" calcext:value-type="float">
            <text:p>4059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972" calcext:value-type="float">
            <text:p>4059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03" calcext:value-type="float">
            <text:p>4060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12" calcext:value-type="float">
            <text:p>4060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18" calcext:value-type="float">
            <text:p>4060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21" calcext:value-type="float">
            <text:p>4060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24" calcext:value-type="float">
            <text:p>4060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27" calcext:value-type="float">
            <text:p>4060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36" calcext:value-type="float">
            <text:p>4060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42" calcext:value-type="float">
            <text:p>4060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45" calcext:value-type="float">
            <text:p>4060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48" calcext:value-type="float">
            <text:p>4060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51" calcext:value-type="float">
            <text:p>4060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60" calcext:value-type="float">
            <text:p>4060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66" calcext:value-type="float">
            <text:p>40606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69" calcext:value-type="float">
            <text:p>40606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72" calcext:value-type="float">
            <text:p>4060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75" calcext:value-type="float">
            <text:p>4060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84" calcext:value-type="float">
            <text:p>4060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90" calcext:value-type="float">
            <text:p>4060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93" calcext:value-type="float">
            <text:p>40609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96" calcext:value-type="float">
            <text:p>40609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99" calcext:value-type="float">
            <text:p>40609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09" calcext:value-type="float">
            <text:p>4061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15" calcext:value-type="float">
            <text:p>40611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18" calcext:value-type="float">
            <text:p>4061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21" calcext:value-type="float">
            <text:p>4061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24" calcext:value-type="float">
            <text:p>40612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33" calcext:value-type="float">
            <text:p>4061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42" calcext:value-type="float">
            <text:p>4061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45" calcext:value-type="float">
            <text:p>4061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48" calcext:value-type="float">
            <text:p>4061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51" calcext:value-type="float">
            <text:p>40615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60" calcext:value-type="float">
            <text:p>4061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66" calcext:value-type="float">
            <text:p>40616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69" calcext:value-type="float">
            <text:p>40616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72" calcext:value-type="float">
            <text:p>4061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75" calcext:value-type="float">
            <text:p>4061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84" calcext:value-type="float">
            <text:p>4061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90" calcext:value-type="float">
            <text:p>4061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93" calcext:value-type="float">
            <text:p>40619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96" calcext:value-type="float">
            <text:p>40619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01" calcext:value-type="float">
            <text:p>4060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25" calcext:value-type="float">
            <text:p>4060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49" calcext:value-type="float">
            <text:p>40604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73" calcext:value-type="float">
            <text:p>40607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201" calcext:value-type="float">
            <text:p>4062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225" calcext:value-type="float">
            <text:p>4062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249" calcext:value-type="float">
            <text:p>40624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273" calcext:value-type="float">
            <text:p>40627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06" calcext:value-type="float">
            <text:p>4011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07" calcext:value-type="float">
            <text:p>4011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08" calcext:value-type="float">
            <text:p>4011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11135" calcext:value-type="float">
            <text:p>4111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10" calcext:value-type="float">
            <text:p>4011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12" calcext:value-type="float">
            <text:p>4011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16" calcext:value-type="float">
            <text:p>4011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20" calcext:value-type="float">
            <text:p>4011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198" calcext:value-type="float">
            <text:p>4011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1209" calcext:value-type="float">
            <text:p>40120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2098" calcext:value-type="float">
            <text:p>4020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2107" calcext:value-type="float">
            <text:p>4021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2198" calcext:value-type="float">
            <text:p>4021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3898" calcext:value-type="float">
            <text:p>4038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098" calcext:value-type="float">
            <text:p>4040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308" calcext:value-type="float">
            <text:p>4043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06" calcext:value-type="float">
            <text:p>4044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08" calcext:value-type="float">
            <text:p>4044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10" calcext:value-type="float">
            <text:p>4044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12" calcext:value-type="float">
            <text:p>4044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13" calcext:value-type="float">
            <text:p>40441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16" calcext:value-type="float">
            <text:p>4044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20" calcext:value-type="float">
            <text:p>4044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498" calcext:value-type="float">
            <text:p>4044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698" calcext:value-type="float">
            <text:p>4046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898" calcext:value-type="float">
            <text:p>4048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4916" calcext:value-type="float">
            <text:p>40491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130" calcext:value-type="float">
            <text:p>4051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45" calcext:value-type="float">
            <text:p>4053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50" calcext:value-type="float">
            <text:p>4053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60" calcext:value-type="float">
            <text:p>4053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70" calcext:value-type="float">
            <text:p>4053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80" calcext:value-type="float">
            <text:p>4053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398" calcext:value-type="float">
            <text:p>40539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101" calcext:value-type="float">
            <text:p>4051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103" calcext:value-type="float">
            <text:p>4051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5920" calcext:value-type="float">
            <text:p>4059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006" calcext:value-type="float">
            <text:p>406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01" calcext:value-type="float">
            <text:p>40610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106" calcext:value-type="float">
            <text:p>4061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06206" calcext:value-type="float">
            <text:p>4062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83230" calcext:value-type="float">
            <text:p>28323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31" calcext:value-type="float">
            <text:p>28323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36" calcext:value-type="float">
            <text:p>283236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41" calcext:value-type="float">
            <text:p>28324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46" calcext:value-type="float">
            <text:p>283246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51" calcext:value-type="float">
            <text:p>28325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56" calcext:value-type="float">
            <text:p>283256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60" calcext:value-type="float">
            <text:p>28326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61" calcext:value-type="float">
            <text:p>28326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283290" calcext:value-type="float">
            <text:p>28329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30" calcext:value-type="float">
            <text:p>28343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31" calcext:value-type="float">
            <text:p>28343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36" calcext:value-type="float">
            <text:p>283436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41" calcext:value-type="float">
            <text:p>28344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46" calcext:value-type="float">
            <text:p>283446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51" calcext:value-type="float">
            <text:p>28345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56" calcext:value-type="float">
            <text:p>283456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60" calcext:value-type="float">
            <text:p>28346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61" calcext:value-type="float">
            <text:p>28346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490" calcext:value-type="float">
            <text:p>28349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283733" calcext:value-type="float">
            <text:p>28373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35" calcext:value-type="float">
            <text:p>28373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38" calcext:value-type="float">
            <text:p>283738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40" calcext:value-type="float">
            <text:p>28374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43" calcext:value-type="float">
            <text:p>28374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45" calcext:value-type="float">
            <text:p>28374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48" calcext:value-type="float">
            <text:p>283748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50" calcext:value-type="float">
            <text:p>28375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53" calcext:value-type="float">
            <text:p>28375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55" calcext:value-type="float">
            <text:p>28375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58" calcext:value-type="float">
            <text:p>283758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60" calcext:value-type="float">
            <text:p>28376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63" calcext:value-type="float">
            <text:p>28376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65" calcext:value-type="float">
            <text:p>28376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68" calcext:value-type="float">
            <text:p>283768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70" calcext:value-type="float">
            <text:p>28377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73" calcext:value-type="float">
            <text:p>28377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75" calcext:value-type="float">
            <text:p>28377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78" calcext:value-type="float">
            <text:p>283778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80" calcext:value-type="float">
            <text:p>28378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793" calcext:value-type="float">
            <text:p>28379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45" calcext:value-type="float">
            <text:p>28384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50" calcext:value-type="float">
            <text:p>28385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55" calcext:value-type="float">
            <text:p>28385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60" calcext:value-type="float">
            <text:p>28386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65" calcext:value-type="float">
            <text:p>28386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0211" calcext:value-type="float">
            <text:p>260211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260303" calcext:value-type="float">
            <text:p>260303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260311" calcext:value-type="float">
            <text:p>260311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260335" calcext:value-type="float">
            <text:p>260335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260359" calcext:value-type="float">
            <text:p>260359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367" calcext:value-type="float">
            <text:p>260367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430" calcext:value-type="float">
            <text:p>260430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22" calcext:value-type="float">
            <text:p>260422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86" calcext:value-type="float">
            <text:p>260486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94" calcext:value-type="float">
            <text:p>260494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558" calcext:value-type="float">
            <text:p>260558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566" calcext:value-type="float">
            <text:p>260566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781" calcext:value-type="float">
            <text:p>260781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789" calcext:value-type="float">
            <text:p>26078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177" calcext:value-type="float">
            <text:p>261177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263" calcext:value-type="float">
            <text:p>26126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845" calcext:value-type="float">
            <text:p>261845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255" calcext:value-type="float">
            <text:p>26125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0219" calcext:value-type="float">
            <text:p>260219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260343" calcext:value-type="float">
            <text:p>260343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260375" calcext:value-type="float">
            <text:p>260375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383" calcext:value-type="float">
            <text:p>260383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391" calcext:value-type="float">
            <text:p>260391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438" calcext:value-type="float">
            <text:p>260438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46" calcext:value-type="float">
            <text:p>260446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54" calcext:value-type="float">
            <text:p>260454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502" calcext:value-type="float">
            <text:p>260502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518" calcext:value-type="float">
            <text:p>260518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574" calcext:value-type="float">
            <text:p>260574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582" calcext:value-type="float">
            <text:p>260582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590" calcext:value-type="float">
            <text:p>2605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793" calcext:value-type="float">
            <text:p>260793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797" calcext:value-type="float">
            <text:p>260797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801" calcext:value-type="float">
            <text:p>260801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185" calcext:value-type="float">
            <text:p>261185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193" calcext:value-type="float">
            <text:p>261193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201" calcext:value-type="float">
            <text:p>261201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271" calcext:value-type="float">
            <text:p>261271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279" calcext:value-type="float">
            <text:p>261279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287" calcext:value-type="float">
            <text:p>261287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11" calcext:value-type="float">
            <text:p>261511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19" calcext:value-type="float">
            <text:p>261519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22" calcext:value-type="float">
            <text:p>261522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861" calcext:value-type="float">
            <text:p>261861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869" calcext:value-type="float">
            <text:p>261869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853" calcext:value-type="float">
            <text:p>261853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2109" calcext:value-type="float">
            <text:p>262109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2093" calcext:value-type="float">
            <text:p>26209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2101" calcext:value-type="float">
            <text:p>262101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0319" calcext:value-type="float">
            <text:p>260319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260399" calcext:value-type="float">
            <text:p>260399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407" calcext:value-type="float">
            <text:p>260407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414" calcext:value-type="float">
            <text:p>260414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260462" calcext:value-type="float">
            <text:p>260462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70" calcext:value-type="float">
            <text:p>260470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478" calcext:value-type="float">
            <text:p>260478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260598" calcext:value-type="float">
            <text:p>260598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606" calcext:value-type="float">
            <text:p>260606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614" calcext:value-type="float">
            <text:p>260614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809" calcext:value-type="float">
            <text:p>26080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817" calcext:value-type="float">
            <text:p>260817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825" calcext:value-type="float">
            <text:p>260825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0833" calcext:value-type="float">
            <text:p>260833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049" calcext:value-type="float">
            <text:p>26104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179" calcext:value-type="float">
            <text:p>261179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187" calcext:value-type="float">
            <text:p>261187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065" calcext:value-type="float">
            <text:p>261065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float" office:value="261295" calcext:value-type="float">
            <text:p>26129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303" calcext:value-type="float">
            <text:p>26130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311" calcext:value-type="float">
            <text:p>261311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319" calcext:value-type="float">
            <text:p>261319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51" calcext:value-type="float">
            <text:p>261551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23" calcext:value-type="float">
            <text:p>26152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543" calcext:value-type="float">
            <text:p>26154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1863" calcext:value-type="float">
            <text:p>261863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871" calcext:value-type="float">
            <text:p>261871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885" calcext:value-type="float">
            <text:p>261885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1893" calcext:value-type="float">
            <text:p>261893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62133" calcext:value-type="float">
            <text:p>262133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62149" calcext:value-type="float">
            <text:p>262149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450175" calcext:value-type="float">
            <text:p>450175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50212" calcext:value-type="float">
            <text:p>45021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50248" calcext:value-type="float">
            <text:p>450248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50284" calcext:value-type="float">
            <text:p>450284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50321" calcext:value-type="float">
            <text:p>45032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50357" calcext:value-type="float">
            <text:p>45035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50393" calcext:value-type="float">
            <text:p>450393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50430" calcext:value-type="float">
            <text:p>45043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50490" calcext:value-type="float">
            <text:p>45049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50587" calcext:value-type="float">
            <text:p>450587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50636" calcext:value-type="float">
            <text:p>4506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50721" calcext:value-type="float">
            <text:p>45072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50806" calcext:value-type="float">
            <text:p>4508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50808" calcext:value-type="float">
            <text:p>45080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50975" calcext:value-type="float">
            <text:p>4509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60515" calcext:value-type="float">
            <text:p>46051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60525" calcext:value-type="float">
            <text:p>46052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60530" calcext:value-type="float">
            <text:p>46053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60535" calcext:value-type="float">
            <text:p>46053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60540" calcext:value-type="float">
            <text:p>46054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60550" calcext:value-type="float">
            <text:p>46055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60555" calcext:value-type="float">
            <text:p>46055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34514" calcext:value-type="float">
            <text:p>53451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24" calcext:value-type="float">
            <text:p>53452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38" calcext:value-type="float">
            <text:p>534538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53" calcext:value-type="float">
            <text:p>53455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75" calcext:value-type="float">
            <text:p>53457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93" calcext:value-type="float">
            <text:p>53459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12" calcext:value-type="float">
            <text:p>53451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3" calcext:value-type="float">
            <text:p>53451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22" calcext:value-type="float">
            <text:p>53452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36" calcext:value-type="float">
            <text:p>53453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50" calcext:value-type="float">
            <text:p>53455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71" calcext:value-type="float">
            <text:p>53457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91" calcext:value-type="float">
            <text:p>53459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608" calcext:value-type="float">
            <text:p>534608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22" calcext:value-type="float">
            <text:p>53462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34" calcext:value-type="float">
            <text:p>534634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305" calcext:value-type="float">
            <text:p>4203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355" calcext:value-type="float">
            <text:p>4203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360" calcext:value-type="float">
            <text:p>4203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380" calcext:value-type="float">
            <text:p>4203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395" calcext:value-type="float">
            <text:p>42039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20445" calcext:value-type="float">
            <text:p>4204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460" calcext:value-type="float">
            <text:p>4204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475" calcext:value-type="float">
            <text:p>4204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485" calcext:value-type="float">
            <text:p>4204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500" calcext:value-type="float">
            <text:p>4205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505" calcext:value-type="float">
            <text:p>4205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525" calcext:value-type="float">
            <text:p>42052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20540" calcext:value-type="float">
            <text:p>42054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20545" calcext:value-type="float">
            <text:p>42054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20555" calcext:value-type="float">
            <text:p>42055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20575" calcext:value-type="float">
            <text:p>42057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590" calcext:value-type="float">
            <text:p>42059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595" calcext:value-type="float">
            <text:p>42059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565" calcext:value-type="float">
            <text:p>42056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20604" calcext:value-type="float">
            <text:p>420604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05" calcext:value-type="float">
            <text:p>42060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10" calcext:value-type="float">
            <text:p>42061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15" calcext:value-type="float">
            <text:p>42061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35" calcext:value-type="float">
            <text:p>42063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45" calcext:value-type="float">
            <text:p>42064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55" calcext:value-type="float">
            <text:p>42065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665" calcext:value-type="float">
            <text:p>420665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20710" calcext:value-type="float">
            <text:p>4207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870" calcext:value-type="float">
            <text:p>4208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895" calcext:value-type="float">
            <text:p>4208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0940" calcext:value-type="float">
            <text:p>4209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0960" calcext:value-type="float">
            <text:p>42096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1075" calcext:value-type="float">
            <text:p>42107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1080" calcext:value-type="float">
            <text:p>42108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1082" calcext:value-type="float">
            <text:p>421082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1100" calcext:value-type="float">
            <text:p>42110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21230" calcext:value-type="float">
            <text:p>4212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35" calcext:value-type="float">
            <text:p>4212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37" calcext:value-type="float">
            <text:p>42123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55" calcext:value-type="float">
            <text:p>42125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57" calcext:value-type="float">
            <text:p>42125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95" calcext:value-type="float">
            <text:p>4212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297" calcext:value-type="float">
            <text:p>4212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310" calcext:value-type="float">
            <text:p>42131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312" calcext:value-type="float">
            <text:p>42131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380" calcext:value-type="float">
            <text:p>4213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390" calcext:value-type="float">
            <text:p>4213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392" calcext:value-type="float">
            <text:p>4213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450" calcext:value-type="float">
            <text:p>4214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452" calcext:value-type="float">
            <text:p>42145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21460" calcext:value-type="float">
            <text:p>4214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0125" calcext:value-type="float">
            <text:p>43012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430130" calcext:value-type="float">
            <text:p>430130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430140" calcext:value-type="float">
            <text:p>430140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430150" calcext:value-type="float">
            <text:p>43015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60" calcext:value-type="float">
            <text:p>43016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63" calcext:value-type="float">
            <text:p>430163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70" calcext:value-type="float">
            <text:p>43017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75" calcext:value-type="float">
            <text:p>430175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80" calcext:value-type="float">
            <text:p>43018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85" calcext:value-type="float">
            <text:p>430185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30190" calcext:value-type="float">
            <text:p>430190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195" calcext:value-type="float">
            <text:p>430195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10" calcext:value-type="float">
            <text:p>430210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15" calcext:value-type="float">
            <text:p>430215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35" calcext:value-type="float">
            <text:p>430235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50" calcext:value-type="float">
            <text:p>430250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55" calcext:value-type="float">
            <text:p>430255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430270" calcext:value-type="float">
            <text:p>430270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275" calcext:value-type="float">
            <text:p>430275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290" calcext:value-type="float">
            <text:p>430290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295" calcext:value-type="float">
            <text:p>430295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310" calcext:value-type="float">
            <text:p>430310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335" calcext:value-type="float">
            <text:p>430335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345" calcext:value-type="float">
            <text:p>430345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352" calcext:value-type="float">
            <text:p>430352</text:p>
          </table:table-cell>
          <table:table-cell office:value-type="float" office:value="49" calcext:value-type="float">
            <text:p>49</text:p>
          </table:table-cell>
          <table:table-cell table:number-columns-repeated="19"/>
        </table:table-row>
        <table:table-row table:style-name="ro1">
          <table:table-cell office:value-type="float" office:value="430355" calcext:value-type="float">
            <text:p>430355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float" office:value="430370" calcext:value-type="float">
            <text:p>43037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float" office:value="430375" calcext:value-type="float">
            <text:p>430375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float" office:value="430405" calcext:value-type="float">
            <text:p>430405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20" calcext:value-type="float">
            <text:p>43042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25" calcext:value-type="float">
            <text:p>430425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30" calcext:value-type="float">
            <text:p>4304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32" calcext:value-type="float">
            <text:p>430432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30440" calcext:value-type="float">
            <text:p>43044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42" calcext:value-type="float">
            <text:p>430442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30455" calcext:value-type="float">
            <text:p>430455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430457" calcext:value-type="float">
            <text:p>430457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30495" calcext:value-type="float">
            <text:p>43049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30498" calcext:value-type="float">
            <text:p>430498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30505" calcext:value-type="float">
            <text:p>43050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30507" calcext:value-type="float">
            <text:p>430507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30515" calcext:value-type="float">
            <text:p>43051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30645" calcext:value-type="float">
            <text:p>430645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655" calcext:value-type="float">
            <text:p>430655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665" calcext:value-type="float">
            <text:p>430665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670" calcext:value-type="float">
            <text:p>43067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672" calcext:value-type="float">
            <text:p>43067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30675" calcext:value-type="float">
            <text:p>430675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750" calcext:value-type="float">
            <text:p>4307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760" calcext:value-type="float">
            <text:p>43076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765" calcext:value-type="float">
            <text:p>430765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767" calcext:value-type="float">
            <text:p>43076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30780" calcext:value-type="float">
            <text:p>4307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430782" calcext:value-type="float">
            <text:p>43078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30865" calcext:value-type="float">
            <text:p>4308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0867" calcext:value-type="float">
            <text:p>4308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0975" calcext:value-type="float">
            <text:p>4309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0977" calcext:value-type="float">
            <text:p>43097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65" calcext:value-type="float">
            <text:p>43106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67" calcext:value-type="float">
            <text:p>4310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70" calcext:value-type="float">
            <text:p>43107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72" calcext:value-type="float">
            <text:p>4310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85" calcext:value-type="float">
            <text:p>4310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87" calcext:value-type="float">
            <text:p>4310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90" calcext:value-type="float">
            <text:p>4310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095" calcext:value-type="float">
            <text:p>4310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185" calcext:value-type="float">
            <text:p>4311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187" calcext:value-type="float">
            <text:p>4311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195" calcext:value-type="float">
            <text:p>4311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197" calcext:value-type="float">
            <text:p>4311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217" calcext:value-type="float">
            <text:p>43121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293" calcext:value-type="float">
            <text:p>43129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295" calcext:value-type="float">
            <text:p>4312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297" calcext:value-type="float">
            <text:p>4312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395" calcext:value-type="float">
            <text:p>4313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397" calcext:value-type="float">
            <text:p>4313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405" calcext:value-type="float">
            <text:p>4314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407" calcext:value-type="float">
            <text:p>4314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485" calcext:value-type="float">
            <text:p>4314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487" calcext:value-type="float">
            <text:p>4314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31490" calcext:value-type="float">
            <text:p>4314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0160" calcext:value-type="float">
            <text:p>440160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40163" calcext:value-type="float">
            <text:p>440163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40165" calcext:value-type="float">
            <text:p>440165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40175" calcext:value-type="float">
            <text:p>440175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40180" calcext:value-type="float">
            <text:p>440180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40185" calcext:value-type="float">
            <text:p>440185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440190" calcext:value-type="float">
            <text:p>440190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440205" calcext:value-type="float">
            <text:p>440205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440210" calcext:value-type="float">
            <text:p>440210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440215" calcext:value-type="float">
            <text:p>440215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440280" calcext:value-type="float">
            <text:p>44028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440285" calcext:value-type="float">
            <text:p>440285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440300" calcext:value-type="float">
            <text:p>44030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440305" calcext:value-type="float">
            <text:p>440305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440320" calcext:value-type="float">
            <text:p>440320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440335" calcext:value-type="float">
            <text:p>440335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440340" calcext:value-type="float">
            <text:p>440340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440405" calcext:value-type="float">
            <text:p>44040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410" calcext:value-type="float">
            <text:p>44041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425" calcext:value-type="float">
            <text:p>44042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430" calcext:value-type="float">
            <text:p>44043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440" calcext:value-type="float">
            <text:p>44044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560" calcext:value-type="float">
            <text:p>44056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563" calcext:value-type="float">
            <text:p>440563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0575" calcext:value-type="float">
            <text:p>44057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580" calcext:value-type="float">
            <text:p>44058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40870" calcext:value-type="float">
            <text:p>44087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float" office:value="440885" calcext:value-type="float">
            <text:p>440885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float" office:value="440890" calcext:value-type="float">
            <text:p>44089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float" office:value="440900" calcext:value-type="float">
            <text:p>44090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float" office:value="440990" calcext:value-type="float">
            <text:p>44099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0992" calcext:value-type="float">
            <text:p>440992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1002" calcext:value-type="float">
            <text:p>441002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41005" calcext:value-type="float">
            <text:p>44100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1007" calcext:value-type="float">
            <text:p>441007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41010" calcext:value-type="float">
            <text:p>44101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1020" calcext:value-type="float">
            <text:p>44102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441022" calcext:value-type="float">
            <text:p>441022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41385" calcext:value-type="float">
            <text:p>441385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41395" calcext:value-type="float">
            <text:p>441395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41400" calcext:value-type="float">
            <text:p>44140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41402" calcext:value-type="float">
            <text:p>441402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41405" calcext:value-type="float">
            <text:p>441405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441495" calcext:value-type="float">
            <text:p>441495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441505" calcext:value-type="float">
            <text:p>441505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441507" calcext:value-type="float">
            <text:p>44150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41510" calcext:value-type="float">
            <text:p>44151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441512" calcext:value-type="float">
            <text:p>441512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41527" calcext:value-type="float">
            <text:p>441527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441525" calcext:value-type="float">
            <text:p>441525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441093" calcext:value-type="float">
            <text:p>44109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094" calcext:value-type="float">
            <text:p>44109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095" calcext:value-type="float">
            <text:p>44109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097" calcext:value-type="float">
            <text:p>44109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280" calcext:value-type="float">
            <text:p>4412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282" calcext:value-type="float">
            <text:p>44128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290" calcext:value-type="float">
            <text:p>4412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292" calcext:value-type="float">
            <text:p>4412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625" calcext:value-type="float">
            <text:p>4416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627" calcext:value-type="float">
            <text:p>4416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725" calcext:value-type="float">
            <text:p>44172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745" calcext:value-type="float">
            <text:p>4417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747" calcext:value-type="float">
            <text:p>44174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750" calcext:value-type="float">
            <text:p>4417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872" calcext:value-type="float">
            <text:p>4418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875" calcext:value-type="float">
            <text:p>4418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877" calcext:value-type="float">
            <text:p>44187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985" calcext:value-type="float">
            <text:p>44198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987" calcext:value-type="float">
            <text:p>44198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990" calcext:value-type="float">
            <text:p>44199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1992" calcext:value-type="float">
            <text:p>44199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00" calcext:value-type="float">
            <text:p>4421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02" calcext:value-type="float">
            <text:p>4421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05" calcext:value-type="float">
            <text:p>44210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07" calcext:value-type="float">
            <text:p>44210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18" calcext:value-type="float">
            <text:p>44211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20" calcext:value-type="float">
            <text:p>4421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180" calcext:value-type="float">
            <text:p>4421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220" calcext:value-type="float">
            <text:p>44222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235" calcext:value-type="float">
            <text:p>44223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237" calcext:value-type="float">
            <text:p>44223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245" calcext:value-type="float">
            <text:p>4422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247" calcext:value-type="float">
            <text:p>44224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350" calcext:value-type="float">
            <text:p>44235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360" calcext:value-type="float">
            <text:p>44236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362" calcext:value-type="float">
            <text:p>44236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480" calcext:value-type="float">
            <text:p>44248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482" calcext:value-type="float">
            <text:p>44248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600" calcext:value-type="float">
            <text:p>44260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2602" calcext:value-type="float">
            <text:p>44260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447045" calcext:value-type="float">
            <text:p>447045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47050" calcext:value-type="float">
            <text:p>447050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447110" calcext:value-type="float">
            <text:p>44711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47115" calcext:value-type="float">
            <text:p>447115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47145" calcext:value-type="float">
            <text:p>447145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447150" calcext:value-type="float">
            <text:p>447150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447155" calcext:value-type="float">
            <text:p>447155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447170" calcext:value-type="float">
            <text:p>44717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447175" calcext:value-type="float">
            <text:p>447175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560116" calcext:value-type="float">
            <text:p>560116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60124" calcext:value-type="float">
            <text:p>560124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60132" calcext:value-type="float">
            <text:p>56013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0140" calcext:value-type="float">
            <text:p>56014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0144" calcext:value-type="float">
            <text:p>560144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0156" calcext:value-type="float">
            <text:p>56015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0172" calcext:value-type="float">
            <text:p>56017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0176" calcext:value-type="float">
            <text:p>560176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66014" calcext:value-type="float">
            <text:p>56601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6016" calcext:value-type="float">
            <text:p>566016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6024" calcext:value-type="float">
            <text:p>56602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6330" calcext:value-type="float">
            <text:p>56633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6332" calcext:value-type="float">
            <text:p>566332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6338" calcext:value-type="float">
            <text:p>566338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6340" calcext:value-type="float">
            <text:p>56634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6344" calcext:value-type="float">
            <text:p>566344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6354" calcext:value-type="float">
            <text:p>566354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6356" calcext:value-type="float">
            <text:p>566356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7864" calcext:value-type="float">
            <text:p>567864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7870" calcext:value-type="float">
            <text:p>56787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7872" calcext:value-type="float">
            <text:p>56787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7874" calcext:value-type="float">
            <text:p>567874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67876" calcext:value-type="float">
            <text:p>567876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68003" calcext:value-type="float">
            <text:p>56800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8006" calcext:value-type="float">
            <text:p>568006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68009" calcext:value-type="float">
            <text:p>56800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68012" calcext:value-type="float">
            <text:p>56801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8015" calcext:value-type="float">
            <text:p>56801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8018" calcext:value-type="float">
            <text:p>568018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8024" calcext:value-type="float">
            <text:p>568024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68031" calcext:value-type="float">
            <text:p>568031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68034" calcext:value-type="float">
            <text:p>568034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568036" calcext:value-type="float">
            <text:p>568036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480351" calcext:value-type="float">
            <text:p>480351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57" calcext:value-type="float">
            <text:p>48035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60" calcext:value-type="float">
            <text:p>48036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63" calcext:value-type="float">
            <text:p>48036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72" calcext:value-type="float">
            <text:p>48037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78" calcext:value-type="float">
            <text:p>480378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81" calcext:value-type="float">
            <text:p>480381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84" calcext:value-type="float">
            <text:p>48038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480393" calcext:value-type="float">
            <text:p>48039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399" calcext:value-type="float">
            <text:p>48039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03" calcext:value-type="float">
            <text:p>48040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06" calcext:value-type="float">
            <text:p>48040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15" calcext:value-type="float">
            <text:p>48041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24" calcext:value-type="float">
            <text:p>480424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30" calcext:value-type="float">
            <text:p>48043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33" calcext:value-type="float">
            <text:p>48043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36" calcext:value-type="float">
            <text:p>48043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45" calcext:value-type="float">
            <text:p>48044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57" calcext:value-type="float">
            <text:p>48045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63" calcext:value-type="float">
            <text:p>48046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66" calcext:value-type="float">
            <text:p>48046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69" calcext:value-type="float">
            <text:p>48046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78" calcext:value-type="float">
            <text:p>480478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90" calcext:value-type="float">
            <text:p>48049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96" calcext:value-type="float">
            <text:p>48049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499" calcext:value-type="float">
            <text:p>48049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503" calcext:value-type="float">
            <text:p>48050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509" calcext:value-type="float">
            <text:p>48050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512" calcext:value-type="float">
            <text:p>480512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480527" calcext:value-type="float">
            <text:p>480527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33" calcext:value-type="float">
            <text:p>480533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36" calcext:value-type="float">
            <text:p>480536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39" calcext:value-type="float">
            <text:p>480539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48" calcext:value-type="float">
            <text:p>480548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69" calcext:value-type="float">
            <text:p>480569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72" calcext:value-type="float">
            <text:p>48057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75" calcext:value-type="float">
            <text:p>48057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584" calcext:value-type="float">
            <text:p>480584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480606" calcext:value-type="float">
            <text:p>480606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80609" calcext:value-type="float">
            <text:p>480609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80612" calcext:value-type="float">
            <text:p>480612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80621" calcext:value-type="float">
            <text:p>480621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480627" calcext:value-type="float">
            <text:p>480627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34507" calcext:value-type="float">
            <text:p>534507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34508" calcext:value-type="float">
            <text:p>534508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0" calcext:value-type="float">
            <text:p>53451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5" calcext:value-type="float">
            <text:p>534515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6" calcext:value-type="float">
            <text:p>534516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7" calcext:value-type="float">
            <text:p>53451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18" calcext:value-type="float">
            <text:p>534518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23" calcext:value-type="float">
            <text:p>53452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34526" calcext:value-type="float">
            <text:p>53452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28" calcext:value-type="float">
            <text:p>534528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30" calcext:value-type="float">
            <text:p>53453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31" calcext:value-type="float">
            <text:p>53453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32" calcext:value-type="float">
            <text:p>534532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33" calcext:value-type="float">
            <text:p>53453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40" calcext:value-type="float">
            <text:p>53454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42" calcext:value-type="float">
            <text:p>534542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44" calcext:value-type="float">
            <text:p>534544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47" calcext:value-type="float">
            <text:p>53454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49" calcext:value-type="float">
            <text:p>53454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57" calcext:value-type="float">
            <text:p>53455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59" calcext:value-type="float">
            <text:p>53455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61" calcext:value-type="float">
            <text:p>53456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63" calcext:value-type="float">
            <text:p>53456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77" calcext:value-type="float">
            <text:p>53457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79" calcext:value-type="float">
            <text:p>53457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81" calcext:value-type="float">
            <text:p>53458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83" calcext:value-type="float">
            <text:p>53458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85" calcext:value-type="float">
            <text:p>534585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87" calcext:value-type="float">
            <text:p>53458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34595" calcext:value-type="float">
            <text:p>534595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597" calcext:value-type="float">
            <text:p>534597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599" calcext:value-type="float">
            <text:p>534599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02" calcext:value-type="float">
            <text:p>534602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06" calcext:value-type="float">
            <text:p>534606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11" calcext:value-type="float">
            <text:p>534611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17" calcext:value-type="float">
            <text:p>534617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19" calcext:value-type="float">
            <text:p>534619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534624" calcext:value-type="float">
            <text:p>534624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34626" calcext:value-type="float">
            <text:p>534626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34628" calcext:value-type="float">
            <text:p>534628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34630" calcext:value-type="float">
            <text:p>534630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544727" calcext:value-type="float">
            <text:p>544727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544743" calcext:value-type="float">
            <text:p>544743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float" office:value="544759" calcext:value-type="float">
            <text:p>544759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4823" calcext:value-type="float">
            <text:p>54482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4839" calcext:value-type="float">
            <text:p>544839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4871" calcext:value-type="float">
            <text:p>544871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4903" calcext:value-type="float">
            <text:p>54490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4784" calcext:value-type="float">
            <text:p>544784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544881" calcext:value-type="float">
            <text:p>544881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544815" calcext:value-type="float">
            <text:p>544815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544901" calcext:value-type="float">
            <text:p>54490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540021" calcext:value-type="float">
            <text:p>540021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office:value-type="float" office:value="540024" calcext:value-type="float">
            <text:p>540024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office:value-type="float" office:value="540027" calcext:value-type="float">
            <text:p>540027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office:value-type="float" office:value="540033" calcext:value-type="float">
            <text:p>540033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office:value-type="float" office:value="540036" calcext:value-type="float">
            <text:p>540036</text:p>
          </table:table-cell>
          <table:table-cell office:value-type="float" office:value="169" calcext:value-type="float">
            <text:p>169</text:p>
          </table:table-cell>
          <table:table-cell table:number-columns-repeated="19"/>
        </table:table-row>
        <table:table-row table:style-name="ro1">
          <table:table-cell office:value-type="float" office:value="540042" calcext:value-type="float">
            <text:p>540042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45" calcext:value-type="float">
            <text:p>540045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48" calcext:value-type="float">
            <text:p>540048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54" calcext:value-type="float">
            <text:p>540054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57" calcext:value-type="float">
            <text:p>540057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66" calcext:value-type="float">
            <text:p>540066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69" calcext:value-type="float">
            <text:p>540069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72" calcext:value-type="float">
            <text:p>540072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78" calcext:value-type="float">
            <text:p>540078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81" calcext:value-type="float">
            <text:p>540081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87" calcext:value-type="float">
            <text:p>540087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90" calcext:value-type="float">
            <text:p>540090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93" calcext:value-type="float">
            <text:p>540093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099" calcext:value-type="float">
            <text:p>540099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03" calcext:value-type="float">
            <text:p>540103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12" calcext:value-type="float">
            <text:p>540112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15" calcext:value-type="float">
            <text:p>540115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18" calcext:value-type="float">
            <text:p>540118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24" calcext:value-type="float">
            <text:p>540124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27" calcext:value-type="float">
            <text:p>540127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60" calcext:value-type="float">
            <text:p>540160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63" calcext:value-type="float">
            <text:p>540163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66" calcext:value-type="float">
            <text:p>540166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72" calcext:value-type="float">
            <text:p>540172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75" calcext:value-type="float">
            <text:p>540175</text:p>
          </table:table-cell>
          <table:table-cell office:value-type="float" office:value="127" calcext:value-type="float">
            <text:p>127</text:p>
          </table:table-cell>
          <table:table-cell table:number-columns-repeated="19"/>
        </table:table-row>
        <table:table-row table:style-name="ro1">
          <table:table-cell office:value-type="float" office:value="540184" calcext:value-type="float">
            <text:p>54018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187" calcext:value-type="float">
            <text:p>54018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190" calcext:value-type="float">
            <text:p>54019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193" calcext:value-type="float">
            <text:p>54019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196" calcext:value-type="float">
            <text:p>540196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199" calcext:value-type="float">
            <text:p>540199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227" calcext:value-type="float">
            <text:p>54022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30" calcext:value-type="float">
            <text:p>54023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33" calcext:value-type="float">
            <text:p>54023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39" calcext:value-type="float">
            <text:p>5402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0" calcext:value-type="float">
            <text:p>54024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2" calcext:value-type="float">
            <text:p>54024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3" calcext:value-type="float">
            <text:p>54024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5" calcext:value-type="float">
            <text:p>5402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6" calcext:value-type="float">
            <text:p>54024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7" calcext:value-type="float">
            <text:p>54024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49" calcext:value-type="float">
            <text:p>54024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72" calcext:value-type="float">
            <text:p>54027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75" calcext:value-type="float">
            <text:p>54027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81" calcext:value-type="float">
            <text:p>54028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284" calcext:value-type="float">
            <text:p>54028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03" calcext:value-type="float">
            <text:p>540303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36" calcext:value-type="float">
            <text:p>54033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39" calcext:value-type="float">
            <text:p>540339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45" calcext:value-type="float">
            <text:p>540345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48" calcext:value-type="float">
            <text:p>54034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58" calcext:value-type="float">
            <text:p>540358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540360" calcext:value-type="float">
            <text:p>54036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66" calcext:value-type="float">
            <text:p>540366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69" calcext:value-type="float">
            <text:p>540369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81" calcext:value-type="float">
            <text:p>540381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87" calcext:value-type="float">
            <text:p>540387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90" calcext:value-type="float">
            <text:p>540390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393" calcext:value-type="float">
            <text:p>540393</text:p>
          </table:table-cell>
          <table:table-cell office:value-type="float" office:value="61" calcext:value-type="float">
            <text:p>61</text:p>
          </table:table-cell>
          <table:table-cell table:number-columns-repeated="19"/>
        </table:table-row>
        <table:table-row table:style-name="ro1">
          <table:table-cell office:value-type="float" office:value="540403" calcext:value-type="float">
            <text:p>540403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540409" calcext:value-type="float">
            <text:p>540409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540412" calcext:value-type="float">
            <text:p>540412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540433" calcext:value-type="float">
            <text:p>540433</text:p>
          </table:table-cell>
          <table:table-cell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office:value-type="float" office:value="540435" calcext:value-type="float">
            <text:p>540435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437" calcext:value-type="float">
            <text:p>54043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439" calcext:value-type="float">
            <text:p>540439</text:p>
          </table:table-cell>
          <table:table-cell office:value-type="float" office:value="108" calcext:value-type="float">
            <text:p>108</text:p>
          </table:table-cell>
          <table:table-cell table:number-columns-repeated="19"/>
        </table:table-row>
        <table:table-row table:style-name="ro1">
          <table:table-cell office:value-type="float" office:value="540441" calcext:value-type="float">
            <text:p>540441</text:p>
          </table:table-cell>
          <table:table-cell office:value-type="float" office:value="108" calcext:value-type="float">
            <text:p>108</text:p>
          </table:table-cell>
          <table:table-cell table:number-columns-repeated="19"/>
        </table:table-row>
        <table:table-row table:style-name="ro1">
          <table:table-cell office:value-type="float" office:value="540442" calcext:value-type="float">
            <text:p>540442</text:p>
          </table:table-cell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540445" calcext:value-type="float">
            <text:p>540445</text:p>
          </table:table-cell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540448" calcext:value-type="float">
            <text:p>540448</text:p>
          </table:table-cell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540454" calcext:value-type="float">
            <text:p>540454</text:p>
          </table:table-cell>
          <table:table-cell office:value-type="float" office:value="150" calcext:value-type="float">
            <text:p>150</text:p>
          </table:table-cell>
          <table:table-cell table:number-columns-repeated="19"/>
        </table:table-row>
        <table:table-row table:style-name="ro1">
          <table:table-cell office:value-type="float" office:value="540490" calcext:value-type="float">
            <text:p>540490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493" calcext:value-type="float">
            <text:p>540493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496" calcext:value-type="float">
            <text:p>540496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03" calcext:value-type="float">
            <text:p>540503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06" calcext:value-type="float">
            <text:p>540506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15" calcext:value-type="float">
            <text:p>5405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18" calcext:value-type="float">
            <text:p>540518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21" calcext:value-type="float">
            <text:p>540521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24" calcext:value-type="float">
            <text:p>540524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27" calcext:value-type="float">
            <text:p>540527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30" calcext:value-type="float">
            <text:p>540530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563" calcext:value-type="float">
            <text:p>540563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0566" calcext:value-type="float">
            <text:p>540566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0569" calcext:value-type="float">
            <text:p>540569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0575" calcext:value-type="float">
            <text:p>540575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0578" calcext:value-type="float">
            <text:p>540578</text:p>
          </table:table-cell>
          <table:table-cell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float" office:value="540599" calcext:value-type="float">
            <text:p>540599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540606" calcext:value-type="float">
            <text:p>540606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540660" calcext:value-type="float">
            <text:p>540660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663" calcext:value-type="float">
            <text:p>540663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672" calcext:value-type="float">
            <text:p>540672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675" calcext:value-type="float">
            <text:p>54067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540757" calcext:value-type="float">
            <text:p>54075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60" calcext:value-type="float">
            <text:p>54076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63" calcext:value-type="float">
            <text:p>54076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69" calcext:value-type="float">
            <text:p>540769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72" calcext:value-type="float">
            <text:p>54077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81" calcext:value-type="float">
            <text:p>540781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84" calcext:value-type="float">
            <text:p>540784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87" calcext:value-type="float">
            <text:p>540787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90" calcext:value-type="float">
            <text:p>540790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93" calcext:value-type="float">
            <text:p>540793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796" calcext:value-type="float">
            <text:p>540796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809" calcext:value-type="float">
            <text:p>540809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812" calcext:value-type="float">
            <text:p>540812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818" calcext:value-type="float">
            <text:p>540818</text:p>
          </table:table-cell>
          <table:table-cell office:value-type="float" office:value="91" calcext:value-type="float">
            <text:p>91</text:p>
          </table:table-cell>
          <table:table-cell table:number-columns-repeated="19"/>
        </table:table-row>
        <table:table-row table:style-name="ro1">
          <table:table-cell office:value-type="float" office:value="540854" calcext:value-type="float">
            <text:p>540854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57" calcext:value-type="float">
            <text:p>540857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60" calcext:value-type="float">
            <text:p>540860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63" calcext:value-type="float">
            <text:p>540863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66" calcext:value-type="float">
            <text:p>540866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69" calcext:value-type="float">
            <text:p>540869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float" office:value="540884" calcext:value-type="float">
            <text:p>540884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540887" calcext:value-type="float">
            <text:p>540887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540890" calcext:value-type="float">
            <text:p>54089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float" office:value="540893" calcext:value-type="float">
            <text:p>540893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Hoja1.A2:Hoja1.B183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0:22:53.1332500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8:30:01.951845853</meta:creation-date>
    <dc:date>2021-11-08T10:14:28.457327499</dc:date>
    <meta:editing-duration>PT3M13S</meta:editing-duration>
    <meta:editing-cycles>3</meta:editing-cycles>
    <meta:generator>LibreOffice/7.1.6.2$Linux_X86_64 LibreOffice_project/10$Build-2</meta:generator>
    <meta:document-statistic meta:table-count="1" meta:cell-count="3666" meta:object-count="0"/>
  </office:meta>
</office:document-meta>
</file>